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6438in" fo:margin-left="0in" fo:margin-top="0in" fo:margin-bottom="0in" table:align="left"/>
    </style:style>
    <style:style style:name="Table1.A" style:family="table-column">
      <style:table-column-properties style:column-width="3.1264in"/>
    </style:style>
    <style:style style:name="Table1.B" style:family="table-column">
      <style:table-column-properties style:column-width="0.6889in"/>
    </style:style>
    <style:style style:name="Table1.C" style:family="table-column">
      <style:table-column-properties style:column-width="3.8278in"/>
    </style:style>
    <style:style style:name="Table1.1" style:family="table-row">
      <style:table-row-properties style:min-row-height="3.125in" fo:keep-together="auto"/>
    </style:style>
    <style:style style:name="Table1.A1" style:family="table-cell">
      <style:table-cell-properties style:vertical-align="" fo:padding-left="0.0785in" fo:padding-right="0.075in" fo:padding-top="0in" fo:padding-bottom="0in" fo:border="0.5pt solid #000000"/>
    </style:style>
    <style:style style:name="Table1.2" style:family="table-row">
      <style:table-row-properties style:min-row-height="3.9306in" fo:keep-together="auto"/>
    </style:style>
    <style:style style:name="Table1.A2" style:family="table-cell">
      <style:table-cell-properties style:vertical-align=""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C2" style:family="table-cell">
      <style:table-cell-properties style:vertical-align="" fo:padding-left="0.0785in" fo:padding-right="0.075in" fo:padding-top="0in" fo:padding-bottom="0in" fo:border-left="none" fo:border-right="0.5pt solid #000000" fo:border-top="0.5pt solid #000000" fo:border-bottom="0.5pt solid #000000"/>
    </style:style>
    <style:style style:name="Table1.3" style:family="table-row">
      <style:table-row-properties style:min-row-height="2.9306in" fo:keep-together="auto"/>
    </style:style>
    <style:style style:name="Table1.4" style:family="table-row">
      <style:table-row-properties style:min-row-height="2.1944in" fo:keep-together="auto"/>
    </style:style>
    <style:style style:name="Table1.5" style:family="table-row">
      <style:table-row-properties style:min-row-height="4.3889in" fo:keep-together="auto"/>
    </style:style>
    <style:style style:name="Table1.6" style:family="table-row">
      <style:table-row-properties style:min-row-height="6.25in" fo:keep-together="auto"/>
    </style:style>
    <style:style style:name="Table1.7" style:family="table-row">
      <style:table-row-properties style:min-row-height="7.4861in" fo:keep-together="auto"/>
    </style:style>
    <style:style style:name="Table2" style:family="table">
      <style:table-properties style:width="7.6438in" fo:margin-left="0in" fo:margin-top="0in" fo:margin-bottom="0in" table:align="left"/>
    </style:style>
    <style:style style:name="Table2.A" style:family="table-column">
      <style:table-column-properties style:column-width="3.1264in"/>
    </style:style>
    <style:style style:name="Table2.B" style:family="table-column">
      <style:table-column-properties style:column-width="0.6889in"/>
    </style:style>
    <style:style style:name="Table2.C" style:family="table-column">
      <style:table-column-properties style:column-width="3.8278in"/>
    </style:style>
    <style:style style:name="Table2.1" style:family="table-row">
      <style:table-row-properties style:min-row-height="3.0139in" fo:keep-together="auto"/>
    </style:style>
    <style:style style:name="Table2.A1" style:family="table-cell">
      <style:table-cell-properties style:vertical-align="" fo:padding-left="0.0785in" fo:padding-right="0.075in" fo:padding-top="0in" fo:padding-bottom="0in" fo:border="0.5pt solid #000000"/>
    </style:style>
    <style:style style:name="Table2.2" style:family="table-row">
      <style:table-row-properties style:min-row-height="4.1528in" fo:keep-together="auto"/>
    </style:style>
    <style:style style:name="Table2.A2" style:family="table-cell">
      <style:table-cell-properties style:vertical-align=""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C2" style:family="table-cell">
      <style:table-cell-properties style:vertical-align="" fo:padding-left="0.0785in" fo:padding-right="0.075in" fo:padding-top="0in" fo:padding-bottom="0in" fo:border-left="none" fo:border-right="0.5pt solid #000000" fo:border-top="0.5pt solid #000000" fo:border-bottom="0.5pt solid #000000"/>
    </style:style>
    <style:style style:name="Table2.3" style:family="table-row">
      <style:table-row-properties style:min-row-height="2.3333in" fo:keep-together="auto"/>
    </style:style>
    <style:style style:name="Table2.4" style:family="table-row">
      <style:table-row-properties style:min-row-height="2.1944in" fo:keep-together="auto"/>
    </style:style>
    <style:style style:name="Table2.5" style:family="table-row">
      <style:table-row-properties style:min-row-height="0.4306in" fo:keep-together="auto"/>
    </style:style>
    <style:style style:name="Table2.6" style:family="table-row">
      <style:table-row-properties style:min-row-height="6.25in" fo:keep-together="auto"/>
    </style:style>
    <style:style style:name="Table2.7" style:family="table-row">
      <style:table-row-properties style:min-row-height="7.4861in" fo:keep-together="auto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3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justify" style:justify-single-word="false" fo:background-color="#ffffff"/>
    </style:style>
    <style:style style:name="P4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text-position="0% 100%" style:font-name="Times New Roman" fo:font-size="10pt" fo:font-weight="normal" style:font-name-asian="Times New Roman1" style:font-size-asian="10pt" style:font-weight-asian="normal" style:font-name-complex="Times New Roman1" style:font-size-complex="10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text-position="0% 100%" style:font-name="Times New Roman" fo:font-size="10pt" fo:font-weight="normal" style:font-name-asian="Times New Roman1" style:font-size-asian="10pt" style:font-weight-asian="normal" style:font-name-complex="Times New Roman1" style:font-size-complex="10pt" fo:background-color="#ffff00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text-position="0% 100%" style:font-name="Times New Roman" fo:font-size="9pt" fo:font-weight="normal" style:font-name-asian="Times New Roman1" style:font-size-asian="9pt" style:font-weight-asian="normal" style:font-name-complex="Times New Roman1" style:font-size-complex="9pt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text-position="0% 100%" style:font-name="Times New Roman" fo:font-size="9pt" fo:font-weight="normal" style:font-name-asian="Times New Roman1" style:font-size-asian="9pt" style:font-weight-asian="normal" style:font-name-complex="Times New Roman1" style:font-size-complex="9pt"/>
    </style:style>
    <style:style style:name="P9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justify" style:justify-single-word="false" fo:background-color="#ffffff"/>
      <style:text-properties style:text-position="0% 100%" style:font-name="Times New Roman" fo:font-size="9pt" fo:font-weight="normal" style:font-name-asian="Times New Roman1" style:font-size-asian="9pt" style:font-weight-asian="normal" style:font-name-complex="Times New Roman1" style:font-size-complex="9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text-position="0% 100%" style:font-name="Times New Roman" fo:font-size="9pt" fo:font-weight="normal" style:font-name-asian="Times New Roman1" style:font-size-asian="9pt" style:font-weight-asian="normal" style:font-name-complex="Times New Roman1" style:font-size-complex="9pt" fo:background-color="#ffff00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2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fo:font-size="9pt" style:font-name-asian="Times New Roman1" style:font-size-asian="9pt" style:font-name-complex="Times New Roman1" style:font-size-complex="9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Times New Roman" fo:font-size="9pt" style:font-name-asian="Times New Roman1" style:font-size-asian="9pt" style:font-name-complex="Times New Roman1" style:font-size-complex="9pt" fo:background-color="#ffff00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5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justify" style:justify-single-word="false" fo:background-color="#ffffff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indent="-0.0181in" style:auto-text-indent="false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indent="-0.0181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indent="-0.0181in" style:auto-text-indent="false"/>
      <style:text-properties style:text-position="0% 100%" style:font-name="Times New Roman" fo:font-size="10pt" fo:font-weight="normal" style:font-name-asian="Times New Roman1" style:font-size-asian="10pt" style:font-weight-asian="normal" style:font-name-complex="Times New Roman1" style:font-size-complex="10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indent="-0.0181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 fo:background-color="#ffff00"/>
    </style:style>
    <style:style style:name="P24" style:family="paragraph" style:parent-style-name="Standard">
      <style:paragraph-properties fo:margin-left="0in" fo:margin-right="0in" fo:margin-top="0in" fo:margin-bottom="0.139in" loext:contextual-spacing="false" fo:line-height="115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5" style:family="paragraph" style:parent-style-name="Standard">
      <style:paragraph-properties fo:text-align="center" style:justify-single-word="false" fo:break-before="page"/>
    </style:style>
    <style:style style:name="P26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T3" style:family="text">
      <style:text-properties style:text-position="0% 100%"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T4" style:family="text">
      <style:text-properties style:text-position="0% 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style:text-position="0% 100%" style:font-name="Times New Roman" fo:font-size="9pt" fo:font-weight="normal" style:font-name-asian="Times New Roman1" style:font-size-asian="9pt" style:font-weight-asian="normal" style:font-name-complex="Times New Roman1" style:font-size-complex="9pt"/>
    </style:style>
    <style:style style:name="T6" style:family="text">
      <style:text-properties style:text-position="0% 100%" style:font-name="Times New Roman" fo:font-size="9pt" fo:font-weight="normal" style:font-name-asian="Times New Roman1" style:font-size-asian="9pt" style:font-weight-asian="normal" style:font-name-complex="Times New Roman1" style:font-size-complex="9pt" fo:background-color="#ffff00"/>
    </style:style>
    <style:style style:name="T7" style:family="text">
      <style:text-properties style:text-position="0% 100%" style:font-name="Times New Roman" fo:font-size="9pt" style:font-name-asian="Times New Roman1" style:font-size-asian="9pt" style:font-name-complex="Times New Roman1" style:font-size-complex="9pt"/>
    </style:style>
    <style:style style:name="T8" style:family="text">
      <style:text-properties style:text-position="0% 100%"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9" style:family="text">
      <style:text-properties style:text-position="0% 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0" style:family="text">
      <style:text-properties style:text-position="0% 100%" style:font-name="Times New Roman" fo:font-size="10pt" fo:font-weight="normal" style:font-name-asian="Times New Roman1" style:font-size-asian="10pt" style:font-weight-asian="normal" style:font-name-complex="Times New Roman1" style:font-size-complex="10pt"/>
    </style:style>
    <style:style style:name="T11" style:family="text">
      <style:text-properties style:text-position="0% 100%" style:font-name="Times New Roman" fo:font-weight="bold" style:font-name-asian="Times New Roman1" style:font-weight-asian="bold" style:font-name-complex="Times New Roman1"/>
    </style:style>
    <style:style style:name="T12" style:family="text">
      <style:text-properties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T1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4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5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16" style:family="text">
      <style:text-properties style:font-name="Times New Roman" fo:font-size="9pt" style:font-name-asian="Times New Roman1" style:font-size-asian="9pt" style:font-name-complex="Times New Roman1" style:font-size-complex="9pt" fo:background-color="#ffff00"/>
    </style:style>
    <style:style style:name="T17" style:family="text"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T18" style:family="text"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 fo:background-color="#ffff00"/>
    </style:style>
    <style:style style:name="T19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font-style="normal" style:text-underline-style="none" fo:font-weight="bold" style:font-name-asian="Times New Roman1" style:font-size-asian="9pt" style:font-style-asian="normal" style:font-weight-asian="bold" style:font-name-complex="Times New Roman1" style:font-size-complex="9pt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">Устен изпит по ООП, </text:span><text:span text:style-name="T13">13</text:span><text:span text:style-name="T1">.0</text:span><text:span text:style-name="T13">6</text:span><text:span text:style-name="T1">.201</text:span><text:span text:style-name="T13">9</text:span><text:span text:style-name="T1"> год., сп. ИС (Вариант 1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1"><text:span text:style-name="T3">1. зад. (4 т.)</text:span></text:p>
            <text:p text:style-name="P5"/>
            <text:p text:style-name="P1"><text:span text:style-name="T4">а) Има два начина за </text:span><text:span text:style-name="T14">пре</text:span><text:span text:style-name="T4">дефиниране на </text:span><text:span text:style-name="T14">оператори в C++</text:span><text:span text:style-name="T4">. Кои са те?</text:span></text:p>
            <text:p text:style-name="P7"/>
            <text:p text:style-name="P11"/>
            <text:p text:style-name="P11"/>
            <text:p text:style-name="P1"><text:span text:style-name="T4">б) </text:span><text:span text:style-name="T14">В кои случаи НЕ СЕ генерира системен конструктор по подразбиране?</text:span></text:p>
            <text:p text:style-name="P13"/>
            <text:p text:style-name="P13"/>
            <text:p text:style-name="P13"/>
            <text:p text:style-name="P1"><text:span text:style-name="T4">в) </text:span><text:span text:style-name="T14">Дайте пример за погрешно използване на оператора delete и обяснете каква е грешката.</text:span></text:p>
            <text:p text:style-name="P10"/>
            <text:p text:style-name="P13"/>
            <text:p text:style-name="P1"><text:span text:style-name="T14">г) Защо типът на връщания резултат на operator= е от тип псевдоним? Дайте пример, който илюстрира използването на върнатия резултат като псевдоним.</text:span></text:p>
            <text:p text:style-name="P7"/>
            <text:p text:style-name="P5"/>
          </table:table-cell>
          <table:covered-table-cell/>
          <table:table-cell table:style-name="Table1.A1" office:value-type="string">
            <text:p text:style-name="P1"><text:span text:style-name="T3">2. зад. (4 т.)</text:span></text:p>
            <text:p text:style-name="P7"/>
            <text:p text:style-name="P1"><text:span text:style-name="T4">а) </text:span><text:span text:style-name="T14">За какво се използва инициализиращият списък? Кои член-функции могат да имат инициализиращ списък?</text:span></text:p>
            <text:p text:style-name="P10"/>
            <text:p text:style-name="P13"/>
            <text:p text:style-name="P13"/>
            <text:p text:style-name="P1"><text:span text:style-name="T4">б) Дайте пример</text:span><text:span text:style-name="T14"> за възможен проблем при множествено наследяване.</text:span></text:p>
            <text:p text:style-name="P11"/>
            <text:p text:style-name="P11"/>
            <text:p text:style-name="P11"/>
            <text:p text:style-name="P1"><text:span text:style-name="T4">в) </text:span><text:span text:style-name="T14">Кога наричаме един клас абстрактен? Може ли абстрактен клас да има член-данни? А канонично представяне? </text:span></text:p>
            <text:p text:style-name="P11"/>
            <text:p text:style-name="P11"/>
            <text:p text:style-name="P11"/>
            <text:p text:style-name="P11"/>
            <text:p text:style-name="P1"><text:span text:style-name="T14">г) Какво е приятелски клас? Как се дефинира?</text:span></text:p>
            <text:p text:style-name="P14"/>
            <text:p text:style-name="P14"/>
            <text:p text:style-name="P14"/>
          </table:table-cell>
        </table:table-row>
        <table:table-row table:style-name="Table1.2">
          <table:table-cell table:style-name="Table1.A2" table:number-columns-spanned="2" office:value-type="string">
            <text:p text:style-name="P17"><text:span text:style-name="T3">3. зад. (7 т.)</text:span><text:span text:style-name="T9"> </text:span><text:span text:style-name="T4"><text:s/>Намерете резултата от изпълнението на програмата.</text:span></text:p>
            <text:p text:style-name="P19"/>
            <text:p text:style-name="P21"><text:span text:style-name="T20">#include &lt;iostream&gt;</text:span></text:p>
            <text:p text:style-name="P21"><text:span text:style-name="T20">using namespace std;</text:span></text:p>
            <text:p text:style-name="P22"/>
            <text:p text:style-name="P21"><text:span text:style-name="T20">class </text:span><text:span text:style-name="T14">Point</text:span></text:p>
            <text:p text:style-name="P21"><text:span text:style-name="T20">{ public:</text:span></text:p>
            <text:p text:style-name="P21"><text:span text:style-name="T20"><text:s text:c="7"/></text:span><text:span text:style-name="T14">Point</text:span><text:span text:style-name="T20">(</text:span><text:span text:style-name="T14">double</text:span><text:span text:style-name="T20"> = 0, </text:span><text:span text:style-name="T14">double</text:span><text:span text:style-name="T20"> = 0); </text:span></text:p>
            <text:p text:style-name="P21"><text:span text:style-name="T20"><text:s text:c="7"/>~</text:span><text:span text:style-name="T14">Point</text:span><text:span text:style-name="T20">();</text:span></text:p>
            <text:p text:style-name="P21"><text:span text:style-name="T20"><text:s text:c="7"/></text:span><text:span text:style-name="T14">Point&amp; operator=</text:span><text:span text:style-name="T20">(const </text:span><text:span text:style-name="T14">Point</text:span><text:span text:style-name="T20">&amp;);</text:span></text:p>
            <text:p text:style-name="P21"><text:span text:style-name="T20"><text:s text:c="7"/>void print() const;</text:span></text:p>
            <text:p text:style-name="P21"><text:span text:style-name="T20"><text:s text:c="7"/>friend </text:span><text:span text:style-name="T14">Point</text:span><text:span text:style-name="T20"> </text:span><text:span text:style-name="T14">midpoint</text:span><text:span text:style-name="T20">(</text:span><text:span text:style-name="T14">Point const&amp;</text:span><text:span text:style-name="T20">, </text:span><text:span text:style-name="T14">Point const&amp;</text:span><text:span text:style-name="T20">);</text:span></text:p>
            <text:p text:style-name="P21"><text:span text:style-name="T20"><text:s text:c="3"/>private:</text:span></text:p>
            <text:p text:style-name="P21"><text:span text:style-name="T20"><text:s text:c="7"/></text:span><text:span text:style-name="T14">double</text:span><text:span text:style-name="T20"> </text:span><text:span text:style-name="T14">x</text:span><text:span text:style-name="T20">; <text:s text:c="14"/>// </text:span><text:span text:style-name="T14">абсциса</text:span></text:p>
            <text:p text:style-name="P21"><text:span text:style-name="T20"><text:s text:c="7"/></text:span><text:span text:style-name="T14">double</text:span><text:span text:style-name="T20"> </text:span><text:span text:style-name="T14">y</text:span><text:span text:style-name="T20">; <text:s text:c="14"/>// </text:span><text:span text:style-name="T14">ордината</text:span></text:p>
            <text:p text:style-name="P21"><text:span text:style-name="T20">};</text:span></text:p>
            <text:p text:style-name="P22"/>
            <text:p text:style-name="P21"><text:span text:style-name="T14">Point</text:span><text:span text:style-name="T20">::</text:span><text:span text:style-name="T14">Point</text:span><text:span text:style-name="T20">(</text:span><text:span text:style-name="T14">double</text:span><text:span text:style-name="T20"> a, </text:span><text:span text:style-name="T14">double</text:span><text:span text:style-name="T20"> b)</text:span></text:p>
            <text:p text:style-name="P21"><text:span text:style-name="T20">{ </text:span><text:span text:style-name="T14">x</text:span><text:span text:style-name="T20"> = a;</text:span></text:p>
            <text:p text:style-name="P21"><text:span text:style-name="T20"><text:s text:c="3"/></text:span><text:span text:style-name="T14">y</text:span><text:span text:style-name="T20"> = b;</text:span></text:p>
            <text:p text:style-name="P21"><text:span text:style-name="T20"><text:s text:c="3"/>cout &lt;&lt; "</text:span><text:span text:style-name="T14">Point</text:span><text:span text:style-name="T20">(" &lt;&lt; </text:span><text:span text:style-name="T14">x</text:span><text:span text:style-name="T20"> &lt;&lt; ", " &lt;&lt; </text:span><text:span text:style-name="T14">y</text:span><text:span text:style-name="T20"> &lt;&lt; ")\n";</text:span></text:p>
            <text:p text:style-name="P21"><text:span text:style-name="T20">}</text:span></text:p>
            <text:p text:style-name="P22"/>
            <text:p text:style-name="P21"><text:span text:style-name="T14">Point</text:span><text:span text:style-name="T20">::~</text:span><text:span text:style-name="T14">Point</text:span><text:span text:style-name="T20">()</text:span></text:p>
            <text:p text:style-name="P21"><text:span text:style-name="T20">{ cout &lt;&lt; "~</text:span><text:span text:style-name="T14">Point</text:span><text:span text:style-name="T20">(" &lt;&lt; </text:span><text:span text:style-name="T14">x</text:span><text:span text:style-name="T20"> &lt;&lt; ", " &lt;&lt; </text:span><text:span text:style-name="T14">y</text:span><text:span text:style-name="T20"> &lt;&lt; ")\n";</text:span></text:p>
            <text:p text:style-name="P21"><text:span text:style-name="T20">}</text:span></text:p>
            <text:p text:style-name="P23"/>
          </table:table-cell>
          <table:covered-table-cell/>
          <table:table-cell table:style-name="Table1.C2" office:value-type="string">
            <text:p text:style-name="P21"><text:span text:style-name="T14">Point&amp; Point</text:span><text:span text:style-name="T20">::</text:span><text:span text:style-name="T14">operator=</text:span><text:span text:style-name="T20">(const </text:span><text:span text:style-name="T14">Point</text:span><text:span text:style-name="T20"> &amp; p)</text:span></text:p>
            <text:p text:style-name="P21"><text:span text:style-name="T20">{ cout &lt;&lt; "</text:span><text:span text:style-name="T14">operator=(const Point &amp; p)</text:span><text:span text:style-name="T20"> - "; p.print();</text:span></text:p>
            <text:p text:style-name="P21"><text:span text:style-name="T20"><text:s text:c="3"/></text:span><text:span text:style-name="T14">x</text:span><text:span text:style-name="T20"> = p.</text:span><text:span text:style-name="T14">x</text:span><text:span text:style-name="T20">;</text:span></text:p>
            <text:p text:style-name="P21"><text:span text:style-name="T20"><text:s text:c="3"/></text:span><text:span text:style-name="T14">y</text:span><text:span text:style-name="T20"> = p.</text:span><text:span text:style-name="T14">y</text:span><text:span text:style-name="T20">;</text:span></text:p>
            <text:p text:style-name="P21"><text:span text:style-name="T14"><text:s text:c="3"/>return *this;</text:span></text:p>
            <text:p text:style-name="P21"><text:span text:style-name="T20">}</text:span></text:p>
            <text:p text:style-name="P22"/>
            <text:p text:style-name="P21"><text:span text:style-name="T20">void </text:span><text:span text:style-name="T14">Point</text:span><text:span text:style-name="T20">::print() const</text:span></text:p>
            <text:p text:style-name="P21"><text:span text:style-name="T20">{ cout &lt;&lt; "</text:span><text:span text:style-name="T14">(" &lt;&lt; x</text:span><text:span text:style-name="T20"> &lt;&lt; "</text:span><text:span text:style-name="T14">,</text:span><text:span text:style-name="T20">" &lt;&lt; </text:span><text:span text:style-name="T14">y</text:span><text:span text:style-name="T20"> &lt;&lt; "</text:span><text:span text:style-name="T14">)</text:span><text:span text:style-name="T20">" &lt;&lt; endl;</text:span></text:p>
            <text:p text:style-name="P21"><text:span text:style-name="T20">}</text:span></text:p>
            <text:p text:style-name="P22"/>
            <text:p text:style-name="P21"><text:span text:style-name="T14">Point</text:span><text:span text:style-name="T20"> </text:span><text:span text:style-name="T14">midpoint</text:span><text:span text:style-name="T20">(</text:span><text:span text:style-name="T14">Point</text:span><text:span text:style-name="T20"> const&amp; p1, </text:span><text:span text:style-name="T14">Point</text:span><text:span text:style-name="T20"> const&amp; p2)</text:span></text:p>
            <text:p text:style-name="P21"><text:span text:style-name="T20">{ </text:span><text:span text:style-name="T14">Point</text:span><text:span text:style-name="T20"> <text:s/></text:span><text:span text:style-name="T14">p</text:span><text:span text:style-name="T20">((</text:span><text:span text:style-name="T14">p1.x + p2.x) / 2, (p1.y + p2.y) / 2</text:span><text:span text:style-name="T20">);</text:span></text:p>
            <text:p text:style-name="P21"><text:span text:style-name="T20"><text:s text:c="3"/>return </text:span><text:span text:style-name="T14">p</text:span><text:span text:style-name="T20">;</text:span></text:p>
            <text:p text:style-name="P21"><text:span text:style-name="T20">}</text:span></text:p>
            <text:p text:style-name="P22"/>
            <text:p text:style-name="P21"><text:span text:style-name="T20">int main()</text:span></text:p>
            <text:p text:style-name="P21"><text:span text:style-name="T20">{ </text:span><text:span text:style-name="T14">Point</text:span><text:span text:style-name="T20"> </text:span><text:span text:style-name="T14">p</text:span><text:span text:style-name="T20">1(2, 5), </text:span><text:span text:style-name="T14">p</text:span><text:span text:style-name="T20">2(3);</text:span></text:p>
            <text:p text:style-name="P21"><text:span text:style-name="T20"><text:s text:c="3"/>(p</text:span><text:span text:style-name="T14">2 = midpoint</text:span><text:span text:style-name="T20">(</text:span><text:span text:style-name="T14">p</text:span><text:span text:style-name="T20">1, </text:span><text:span text:style-name="T14">p</text:span><text:span text:style-name="T20">2)).print();</text:span></text:p>
            <text:p text:style-name="P21"><text:span text:style-name="T20"><text:s text:c="3"/>return 0;</text:span></text:p>
            <text:p text:style-name="P1"><text:span text:style-name="T4">}</text:span></text:p>
          </table:table-cell>
        </table:table-row>
        <table:table-row table:style-name="Table1.3">
          <table:table-cell table:style-name="Table1.A2" table:number-columns-spanned="2" office:value-type="string">
            <text:p text:style-name="P1"><text:span text:style-name="T3">4. зад. <text:s/>(6 т.)</text:span><text:span text:style-name="T4"> За класа </text:span><text:span text:style-name="T14">Point</text:span></text:p>
            <text:p text:style-name="P1"><text:span text:style-name="T4">class </text:span><text:span text:style-name="T14">Point</text:span></text:p>
            <text:p text:style-name="P1"><text:span text:style-name="T4">{ public:</text:span></text:p>
            <text:p text:style-name="P1"><text:span text:style-name="T4"><text:s text:c="7"/></text:span><text:span text:style-name="T14">Point</text:span><text:span text:style-name="T4">(</text:span><text:span text:style-name="T14">double</text:span><text:span text:style-name="T4"> = 0, </text:span><text:span text:style-name="T14">double </text:span><text:span text:style-name="T4">= 1);</text:span></text:p>
            <text:p text:style-name="P1"><text:span text:style-name="T4"><text:s text:c="7"/></text:span><text:span text:style-name="T14">double</text:span><text:span text:style-name="T4"> ge</text:span><text:span text:style-name="T14">tX</text:span><text:span text:style-name="T4">() const;<text:tab/> <text:s text:c="15"/>// намира </text:span><text:span text:style-name="T14">абсцисата</text:span></text:p>
            <text:p text:style-name="P1"><text:span text:style-name="T4"><text:s text:c="7"/></text:span><text:span text:style-name="T14">double</text:span><text:span text:style-name="T4"> get</text:span><text:span text:style-name="T14">Y</text:span><text:span text:style-name="T4">() const;<text:tab/> <text:s text:c="15"/>// намира </text:span><text:span text:style-name="T14">ординатата</text:span></text:p>
            <text:p text:style-name="P1"><text:span text:style-name="T4"><text:s text:c="7"/>void print() const;</text:span></text:p>
            <text:p text:style-name="P1"><text:span text:style-name="T4"><text:s text:c="3"/>private:</text:span></text:p>
            <text:p text:style-name="P1"><text:span text:style-name="T4"><text:s text:c="6"/></text:span><text:span text:style-name="T14">double</text:span><text:span text:style-name="T4"> </text:span><text:span text:style-name="T14">x</text:span><text:span text:style-name="T4">, <text:tab/><text:tab/> <text:s text:c="14"/>// </text:span><text:span text:style-name="T14">абсциса</text:span></text:p>
            <text:p text:style-name="P1"><text:span text:style-name="T4"><text:s text:c="19"/></text:span><text:span text:style-name="T14">y</text:span><text:span text:style-name="T4">;<text:tab/><text:tab/> <text:s text:c="14"/>// </text:span><text:span text:style-name="T14">ордината</text:span></text:p>
            <text:p text:style-name="P1"><text:span text:style-name="T4">};</text:span></text:p>
            <text:p text:style-name="P7"/>
            <text:p text:style-name="P1"><text:span text:style-name="T4">предефинирайте операторите:</text:span></text:p>
            <text:p text:style-name="P1"><text:span text:style-name="T4">а) </text:span><text:span text:style-name="T14">+=</text:span><text:span text:style-name="T4">, който </text:span><text:span text:style-name="T14">транслира точката с число от тип double по двете координати</text:span><text:span text:style-name="T4">;</text:span></text:p>
            <text:p text:style-name="P1"><text:span text:style-name="T4">б) </text:span><text:span text:style-name="T14">+</text:span><text:span text:style-name="T4">, който връща </text:span><text:span text:style-name="T14">точката транслирана с число от тип double по двете координати</text:span><text:span text:style-name="T4">;</text:span></text:p>
            <text:p text:style-name="P1"><text:span text:style-name="T4">в) </text:span><text:span text:style-name="T14">==, </text:span><text:span text:style-name="T4">който </text:span><text:span text:style-name="T14">проверява дали две точки са симетрични относно началото на координатната система или някоя от осите;</text:span></text:p>
          </table:table-cell>
          <table:covered-table-cell/>
          <table:table-cell table:style-name="Table1.C2" office:value-type="string">
            <text:p text:style-name="P10"/>
          </table:table-cell>
        </table:table-row>
        <table:table-row table:style-name="Table1.4">
          <table:table-cell table:style-name="Table1.A2" table:number-columns-spanned="2" office:value-type="string">
            <text:p text:style-name="P1"><text:span text:style-name="T3">5. зад. (4 т.)</text:span><text:span text:style-name="T4"> За йерархията </text:span></text:p>
            <text:p text:style-name="P3"><text:span text:style-name="T4">class base<text:tab/><text:tab/> <text:s text:c="6"/>class der1 : </text:span><text:span text:style-name="T14">protected</text:span><text:span text:style-name="T4"> base</text:span></text:p>
            <text:p text:style-name="P3"><text:span text:style-name="T4">{ <text:s/>public: int a1; <text:tab/> <text:s text:c="22"/>{ <text:s text:c="2"/></text:span><text:span text:style-name="T14">protected: </text:span><text:span text:style-name="T4">int a4;<text:tab/><text:tab/></text:span></text:p>
            <text:p text:style-name="P3"><text:span text:style-name="T4"><text:s text:c="4"/>private: int a2;<text:tab/> <text:s text:c="27"/></text:span><text:span text:style-name="T14">private</text:span><text:span text:style-name="T4">: int a5;</text:span></text:p>
            <text:p text:style-name="P3"><text:span text:style-name="T4"><text:s text:c="4"/>protected: int a3();<text:tab/> <text:s text:c="11"/>public: int a6();</text:span></text:p>
            <text:p text:style-name="P3"><text:span text:style-name="T4">}; <text:tab/><text:tab/><text:tab/> <text:s text:c="7"/>};<text:tab/></text:span></text:p>
            <text:p text:style-name="P3"><text:span text:style-name="T4">class der2 : </text:span><text:span text:style-name="T14">public</text:span><text:span text:style-name="T4"> base <text:tab/> <text:s text:c="7"/>class der3 : der2</text:span></text:p>
            <text:p text:style-name="P3"><text:span text:style-name="T4">{ public: int a7;<text:tab/> <text:s text:c="23"/>{ <text:s/>int a10();</text:span></text:p>
            <text:p text:style-name="P3"><text:span text:style-name="T4"><text:s text:c="3"/></text:span><text:span text:style-name="T14">private</text:span><text:span text:style-name="T4">: int a8();<text:tab/> <text:s text:c="26"/></text:span><text:span text:style-name="T14">public</text:span><text:span text:style-name="T4">: int a11; </text:span></text:p>
            <text:p text:style-name="P3"><text:span text:style-name="T4"><text:s text:c="3"/></text:span><text:span text:style-name="T14">protected</text:span><text:span text:style-name="T4">: int a9; <text:s text:c="26"/></text:span><text:span text:style-name="T14">protected</text:span><text:span text:style-name="T4">: int a12; </text:span></text:p>
            <text:p text:style-name="P3"><text:span text:style-name="T4">} ; <text:s text:c="52"/>} ;</text:span></text:p>
            <text:p text:style-name="P9"/>
            <text:p text:style-name="P3"><text:span text:style-name="T4">Определете възможностите за достъп на:</text:span></text:p>
            <text:p text:style-name="P3"><text:span text:style-name="T4">a) обектите: b, d1, d2, d3, d4 и d5 до компонентите на класовете;</text:span></text:p>
            <text:p text:style-name="P3"><text:span text:style-name="T4">б) член-функциите: a</text:span><text:span text:style-name="T14">3</text:span><text:span text:style-name="T4">(), a</text:span><text:span text:style-name="T14">6</text:span><text:span text:style-name="T4">(), a</text:span><text:span text:style-name="T14">8</text:span><text:span text:style-name="T4">(), a1</text:span><text:span text:style-name="T14">0</text:span><text:span text:style-name="T4">(), a1</text:span><text:span text:style-name="T14">4</text:span><text:span text:style-name="T4">() и a1</text:span><text:span text:style-name="T14">8</text:span><text:span text:style-name="T4">().</text:span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  <table:covered-table-cell/>
          <table:table-cell table:style-name="Table1.C2" office:value-type="string">
            <text:p text:style-name="P3"><text:span text:style-name="T4">class der4 : </text:span><text:span text:style-name="T14">public</text:span><text:span text:style-name="T4"> der1 <text:s text:c="5"/>class der5 : </text:span><text:span text:style-name="T14">private </text:span><text:span text:style-name="T4">der2</text:span></text:p>
            <text:p text:style-name="P3"><text:span text:style-name="T4">{ public: int a13;<text:tab/> <text:s text:c="18"/>{ <text:s/>public: int a16;</text:span></text:p>
            <text:p text:style-name="P3"><text:span text:style-name="T4"><text:s text:c="3"/>protected: int a14();<text:tab/> <text:s text:c="6"/>protected: int a17; </text:span></text:p>
            <text:p text:style-name="P3"><text:span text:style-name="T4"><text:s text:c="3"/>private: int a15;<text:tab/> <text:s text:c="22"/>private: int a18(); </text:span></text:p>
            <text:p text:style-name="P3"><text:span text:style-name="T4">} ; <text:s text:c="47"/>} ;</text:span></text:p>
            <text:p text:style-name="P9"/>
            <text:p text:style-name="P3"><text:span text:style-name="T4">base b; <text:s text:c="19"/>der4 d4;</text:span></text:p>
            <text:p text:style-name="P3"><text:span text:style-name="T4">der1 d1; <text:s text:c="17"/>der5 d5;</text:span></text:p>
            <text:p text:style-name="P3"><text:span text:style-name="T4">der2 d2;</text:span></text:p>
            <text:p text:style-name="P1"><text:span text:style-name="T4">der3 d3;</text:span></text:p>
          </table:table-cell>
        </table:table-row>
        <table:table-row table:style-name="Table1.5">
          <table:table-cell table:style-name="Table1.A2" office:value-type="string">
            <text:p text:style-name="P2"><text:span text:style-name="T3">6. зад. (7 т.)</text:span><text:span text:style-name="T11"> </text:span><text:span text:style-name="T4">Намерете резултата от изпълнението на програмата по-долу. За всеки обект, дефиниран в </text:span><text:span text:style-name="T8">main</text:span><text:span text:style-name="T4">, да се напишат стойностите на член-данните му.</text:span></text:p>
            <text:p text:style-name="P8"/>
            <text:p text:style-name="P1"><text:span text:style-name="T4">#include &lt;iostream&gt;</text:span></text:p>
            <text:p text:style-name="P1"><text:span text:style-name="T4">using namespace std;</text:span></text:p>
            <text:p text:style-name="P7"/>
            <text:p text:style-name="P1"><text:span text:style-name="T4">class base</text:span></text:p>
            <text:p text:style-name="P1"><text:span text:style-name="T4">{ public:</text:span></text:p>
            <text:p text:style-name="P1"><text:span text:style-name="T4"><text:s text:c="7"/></text:span><text:span text:style-name="T14">base</text:span><text:span text:style-name="T4">(int x = </text:span><text:span text:style-name="T14">4</text:span><text:span text:style-name="T4">)</text:span></text:p>
            <text:p text:style-name="P1"><text:span text:style-name="T4"><text:s text:c="7"/>{ b = x;</text:span></text:p>
            <text:p text:style-name="P1"><text:span text:style-name="T4"><text:s text:c="7"/>}</text:span></text:p>
            <text:p text:style-name="P1"><text:span text:style-name="T4"><text:s text:c="7"/></text:span><text:span text:style-name="T14">base</text:span><text:span text:style-name="T4">(const </text:span><text:span text:style-name="T14">base</text:span><text:span text:style-name="T4">&amp; p)</text:span></text:p>
            <text:p text:style-name="P1"><text:span text:style-name="T4"><text:s text:c="7"/>{ b = p.b+</text:span><text:span text:style-name="T14">3</text:span><text:span text:style-name="T4">;</text:span></text:p>
            <text:p text:style-name="P1"><text:span text:style-name="T4"><text:s text:c="7"/>}</text:span></text:p>
            <text:p text:style-name="P1"><text:span text:style-name="T4"><text:s text:c="7"/></text:span><text:span text:style-name="T14">base</text:span><text:span text:style-name="T4">&amp; operator=(const base &amp;x)</text:span></text:p>
            <text:p text:style-name="P1"><text:span text:style-name="T4"><text:s text:c="7"/>{ if (this != &amp;x) b = x.b + </text:span><text:span text:style-name="T14">6</text:span><text:span text:style-name="T4">;</text:span></text:p>
            <text:p text:style-name="P1"><text:span text:style-name="T4"><text:s text:c="10"/>return *this;</text:span></text:p>
            <text:p text:style-name="P1"><text:span text:style-name="T4"><text:s text:c="7"/>}</text:span></text:p>
            <text:p text:style-name="P1"><text:span text:style-name="T4"><text:s text:c="7"/>void print() const</text:span></text:p>
            <text:p text:style-name="P1"><text:span text:style-name="T4"><text:s text:c="7"/>{ cout &lt;&lt; "</text:span><text:span text:style-name="T14">base</text:span><text:span text:style-name="T4">:" &lt;&lt; b &lt;&lt; endl;</text:span></text:p>
            <text:p text:style-name="P1"><text:span text:style-name="T4"><text:s text:c="7"/>}</text:span></text:p>
            <text:p text:style-name="P1"><text:span text:style-name="T4"><text:s text:c="3"/>protected:</text:span></text:p>
            <text:p text:style-name="P1"><text:span text:style-name="T4"><text:s text:c="7"/>int b;</text:span></text:p>
            <text:p text:style-name="P1"><text:span text:style-name="T4">};</text:span></text:p>
            <text:p text:style-name="P7"/>
            <text:p text:style-name="P1"><text:span text:style-name="T4">class der1 : public base</text:span></text:p>
            <text:p text:style-name="P1"><text:span text:style-name="T4">{ <text:s/>public:</text:span></text:p>
            <text:p text:style-name="P1"><text:span text:style-name="T4"><text:s text:c="7"/>der1(int x = </text:span><text:span text:style-name="T14">2</text:span><text:span text:style-name="T4">)</text:span></text:p>
            <text:p text:style-name="P1"><text:span text:style-name="T4"><text:s text:c="7"/>{ d = x+</text:span><text:span text:style-name="T14">3</text:span><text:span text:style-name="T4">;</text:span></text:p>
            <text:p text:style-name="P1"><text:span text:style-name="T4"><text:s text:c="7"/>}</text:span></text:p>
            <text:p text:style-name="P1"><text:span text:style-name="T4"><text:s text:c="7"/>der1&amp; operator=(const der1&amp; x)</text:span></text:p>
            <text:p text:style-name="P1"><text:span text:style-name="T4"><text:s text:c="7"/>{ if (this != &amp;x) </text:span></text:p>
            <text:p text:style-name="P1"><text:span text:style-name="T4"><text:s text:c="12"/>{ d = x.d + </text:span><text:span text:style-name="T14">4</text:span><text:span text:style-name="T4">;</text:span></text:p>
            <text:p text:style-name="P1"><text:span text:style-name="T4"><text:s text:c="15"/>base::operator=(x);</text:span></text:p>
            <text:p text:style-name="P1"><text:span text:style-name="T4"><text:s text:c="13"/>}</text:span></text:p>
            <text:p text:style-name="P1"><text:span text:style-name="T4"><text:s text:c="11"/>return *this;</text:span></text:p>
            <text:p text:style-name="P1"><text:span text:style-name="T4"><text:s text:c="6"/>}</text:span></text:p>
            <text:p text:style-name="P7"/>
            <text:p text:style-name="P7"/>
          </table:table-cell>
          <table:table-cell table:style-name="Table1.C2" table:number-columns-spanned="2" office:value-type="string">
            <text:p text:style-name="P1"><text:span text:style-name="T4"><text:s text:c="7"/>der1(const der1&amp; p) : base(p)</text:span></text:p>
            <text:p text:style-name="P1"><text:span text:style-name="T4"><text:s text:c="7"/>{ d = p.d+</text:span><text:span text:style-name="T14">2</text:span><text:span text:style-name="T4">;</text:span></text:p>
            <text:p text:style-name="P1"><text:span text:style-name="T4"><text:s text:c="7"/>}</text:span></text:p>
            <text:p text:style-name="P1"><text:span text:style-name="T4"><text:s text:c="7"/>void print() const</text:span></text:p>
            <text:p text:style-name="P1"><text:span text:style-name="T4"><text:s text:c="7"/>{ cout &lt;&lt; "der1:" &lt;&lt; d &lt;&lt; " </text:span><text:span text:style-name="T14">base</text:span><text:span text:style-name="T4">:" &lt;&lt; </text:span><text:span text:style-name="T14">base</text:span><text:span text:style-name="T4">::b &lt;&lt; endl;</text:span></text:p>
            <text:p text:style-name="P1"><text:span text:style-name="T4"><text:s text:c="7"/>}</text:span></text:p>
            <text:p text:style-name="P1"><text:span text:style-name="T4"><text:s text:c="3"/>private:</text:span></text:p>
            <text:p text:style-name="P1"><text:span text:style-name="T4"><text:s text:c="7"/>int d;</text:span></text:p>
            <text:p text:style-name="P1"><text:span text:style-name="T4">};</text:span></text:p>
            <text:p text:style-name="P7"/>
            <text:p text:style-name="P1"><text:span text:style-name="T4">class der2 : public der1</text:span></text:p>
            <text:p text:style-name="P1"><text:span text:style-name="T4">{ public:</text:span></text:p>
            <text:p text:style-name="P1"><text:span text:style-name="T4"><text:s text:c="6"/>der2(int x = </text:span><text:span text:style-name="T14">3)</text:span><text:span text:style-name="T4"> </text:span></text:p>
            <text:p text:style-name="P1"><text:span text:style-name="T4"><text:s text:c="7"/>{ d = x-</text:span><text:span text:style-name="T14">1</text:span><text:span text:style-name="T4">;</text:span></text:p>
            <text:p text:style-name="P1"><text:span text:style-name="T4"><text:s text:c="7"/>}</text:span></text:p>
            <text:p text:style-name="P1"><text:span text:style-name="T4"><text:s text:c="7"/>der2(const der2&amp; p)</text:span></text:p>
            <text:p text:style-name="P1"><text:span text:style-name="T4"><text:s text:c="7"/>{ d = p.d+</text:span><text:span text:style-name="T14">2</text:span><text:span text:style-name="T4">;</text:span></text:p>
            <text:p text:style-name="P1"><text:span text:style-name="T4"><text:s text:c="7"/>}</text:span></text:p>
            <text:p text:style-name="P1"><text:span text:style-name="T4"><text:s text:c="7"/>void print() const</text:span></text:p>
            <text:p text:style-name="P1"><text:span text:style-name="T4"><text:s text:c="7"/>{ cout &lt;&lt; "der2:" &lt;&lt; d &lt;&lt; endl;</text:span></text:p>
            <text:p text:style-name="P1"><text:span text:style-name="T4"><text:s text:c="10"/>der1::print();</text:span></text:p>
            <text:p text:style-name="P1"><text:span text:style-name="T4"><text:s text:c="7"/>}</text:span></text:p>
            <text:p text:style-name="P1"><text:span text:style-name="T4"><text:s text:c="3"/>private:</text:span></text:p>
            <text:p text:style-name="P1"><text:span text:style-name="T4"><text:s text:c="7"/>int d;</text:span></text:p>
            <text:p text:style-name="P1"><text:span text:style-name="T4">};</text:span></text:p>
            <text:p text:style-name="P7"/>
            <text:p text:style-name="P1"><text:span text:style-name="T4">int main()</text:span></text:p>
            <text:p text:style-name="P1"><text:span text:style-name="T4">{ <text:s/>der2 x(</text:span><text:span text:style-name="T14">3</text:span><text:span text:style-name="T4">), y(x);</text:span></text:p>
            <text:p text:style-name="P1"><text:span text:style-name="T4"><text:s text:c="4"/>cout &lt;&lt; "x:\n"; x.print(); cout &lt;&lt; "y:\n"; y.print();</text:span></text:p>
            <text:p text:style-name="P1"><text:span text:style-name="T4"><text:s text:c="4"/>x = y;</text:span></text:p>
            <text:p text:style-name="P1"><text:span text:style-name="T4"><text:s text:c="4"/>cout &lt;&lt; "x:\n"; x.print();</text:span></text:p>
            <text:p text:style-name="P1"><text:span text:style-name="T4"><text:s text:c="4"/>return 0;</text:span></text:p>
            <text:p text:style-name="P1"><text:span text:style-name="T4">}</text:span></text:p>
          </table:table-cell>
          <table:covered-table-cell/>
        </table:table-row>
        <table:table-row table:style-name="Table1.6">
          <table:table-cell table:style-name="Table1.A2" table:number-columns-spanned="2" office:value-type="string">
            <text:p text:style-name="P1"><text:span text:style-name="T17">7</text:span><text:span text:style-name="T3">. Зад. (12 т.)</text:span><text:span text:style-name="T4"> Намерете резултата от изпълнението на програмата. За всеки обект, дефиниран в </text:span><text:span text:style-name="T8">main</text:span><text:span text:style-name="T4">, да се напишат стойностите на член-данните му след инициализация и след промяната на z.</text:span></text:p>
            <text:p text:style-name="P9"/>
            <text:p text:style-name="P3"><text:span text:style-name="T4">#include &lt;iostream&gt;</text:span></text:p>
            <text:p text:style-name="P3"><text:span text:style-name="T4">using namespace std;</text:span></text:p>
            <text:p text:style-name="P9"/>
            <text:p text:style-name="P3"><text:span text:style-name="T4">class Base1</text:span></text:p>
            <text:p text:style-name="P3"><text:span text:style-name="T4">{ public:</text:span></text:p>
            <text:p text:style-name="P3"><text:span text:style-name="T4"><text:s text:c="6"/>Base1(int a = 0, int b = 0)</text:span></text:p>
            <text:p text:style-name="P3"><text:span text:style-name="T4"><text:s text:c="6"/>{ p = a; q = b;</text:span></text:p>
            <text:p text:style-name="P3"><text:span text:style-name="T4"><text:s text:c="8"/>cout &lt;&lt; "Base1: " &lt;&lt; p &lt;&lt; ", " &lt;&lt; q &lt;&lt; endl;</text:span></text:p>
            <text:p text:style-name="P3"><text:span text:style-name="T4"><text:s text:c="6"/>}</text:span></text:p>
            <text:p text:style-name="P3"><text:span text:style-name="T4"><text:s text:c="6"/>~Base1()</text:span></text:p>
            <text:p text:style-name="P3"><text:span text:style-name="T4"><text:s text:c="6"/>{ cout &lt;&lt; "~Base1()\n";</text:span></text:p>
            <text:p text:style-name="P3"><text:span text:style-name="T4"><text:s text:c="6"/>}</text:span></text:p>
            <text:p text:style-name="P3"><text:span text:style-name="T4"><text:s text:c="6"/>Base1(const Base1&amp; r)</text:span></text:p>
            <text:p text:style-name="P3"><text:span text:style-name="T4"><text:s text:c="6"/>{ <text:s/>p = r.p+</text:span><text:span text:style-name="T14">3</text:span><text:span text:style-name="T4">;</text:span></text:p>
            <text:p text:style-name="P3"><text:span text:style-name="T4"><text:s text:c="9"/>q = r.q+</text:span><text:span text:style-name="T14">3;</text:span></text:p>
            <text:p text:style-name="P3"><text:span text:style-name="T4"><text:s text:c="10"/>cout &lt;&lt; "Base1.p: " &lt;&lt; p &lt;&lt; endl </text:span></text:p>
            <text:p text:style-name="P3"><text:span text:style-name="T4"><text:s text:c="17"/>&lt;&lt; "Base1.q: " &lt;&lt; q &lt;&lt; endl;</text:span></text:p>
            <text:p text:style-name="P3"><text:span text:style-name="T4"><text:s text:c="6"/>}</text:span></text:p>
            <text:p text:style-name="P3"><text:span text:style-name="T4"><text:s text:c="6"/>Base1&amp; operator=(const Base1&amp; r)</text:span></text:p>
            <text:p text:style-name="P3"><text:span text:style-name="T4"><text:s text:c="6"/>{ if (this!=&amp;r)</text:span></text:p>
            <text:p text:style-name="P3"><text:span text:style-name="T4"><text:s text:c="10"/>{ p = r.p </text:span><text:span text:style-name="T14">- 1</text:span><text:span text:style-name="T4">;</text:span></text:p>
            <text:p text:style-name="P3"><text:span text:style-name="T4"><text:s text:c="13"/>q = r.q </text:span><text:span text:style-name="T14">- 1</text:span><text:span text:style-name="T4">;</text:span></text:p>
            <text:p text:style-name="P3"><text:span text:style-name="T4"><text:s text:c="13"/>cout &lt;&lt; "Base1.p: " &lt;&lt; p &lt;&lt; endl</text:span></text:p>
            <text:p text:style-name="P3"><text:span text:style-name="T4"><text:s text:c="21"/>&lt;&lt; "Base1.q: " &lt;&lt; q &lt;&lt; endl;</text:span></text:p>
            <text:p text:style-name="P3"><text:span text:style-name="T4"><text:s text:c="11"/>}</text:span></text:p>
            <text:p text:style-name="P3"><text:span text:style-name="T4"><text:s text:c="11"/>return *this;</text:span></text:p>
            <text:p text:style-name="P3"><text:span text:style-name="T4"><text:s text:c="6"/>}</text:span></text:p>
            <text:p text:style-name="P3"><text:span text:style-name="T4"><text:s text:c="3"/>private:</text:span></text:p>
            <text:p text:style-name="P3"><text:span text:style-name="T4"><text:s text:c="6"/>int p, q;</text:span></text:p>
            <text:p text:style-name="P3"><text:span text:style-name="T4">};</text:span></text:p>
            <text:p text:style-name="P3"><text:span text:style-name="T4">class Base2</text:span></text:p>
            <text:p text:style-name="P3"><text:span text:style-name="T4">{ public:</text:span></text:p>
            <text:p text:style-name="P3"><text:span text:style-name="T4"><text:s text:c="7"/>Base2(int a = 1, int b = 1)</text:span></text:p>
            <text:p text:style-name="P3"><text:span text:style-name="T4"><text:s text:c="7"/>{ p = a+</text:span><text:span text:style-name="T14">2</text:span><text:span text:style-name="T4">; q = b+</text:span><text:span text:style-name="T14">2</text:span><text:span text:style-name="T4">;</text:span></text:p>
            <text:p text:style-name="P3"><text:span text:style-name="T4"><text:s text:c="10"/>cout &lt;&lt; "Base2: " &lt;&lt; p &lt;&lt; ", " <text:s/>&lt;&lt; q &lt;&lt; endl;</text:span></text:p>
            <text:p text:style-name="P3"><text:span text:style-name="T4"><text:s text:c="7"/>}</text:span></text:p>
            <text:p text:style-name="P3"><text:span text:style-name="T4"><text:s text:c="7"/>Base2(const Base2&amp; r)</text:span></text:p>
            <text:p text:style-name="P3"><text:span text:style-name="T4"><text:s text:c="7"/>{ p = r.p + </text:span><text:span text:style-name="T14">1</text:span><text:span text:style-name="T4">;</text:span></text:p>
            <text:p text:style-name="P3"><text:span text:style-name="T4"><text:s text:c="9"/>q = r.q + </text:span><text:span text:style-name="T14">1</text:span><text:span text:style-name="T4">; </text:span></text:p>
            <text:p text:style-name="P3"><text:span text:style-name="T4"><text:s text:c="10"/>cout &lt;&lt; "Base2.p: " &lt;&lt; p &lt;&lt; endl </text:span></text:p>
            <text:p text:style-name="P3"><text:span text:style-name="T4"><text:tab/> <text:s/>&lt;&lt; "Base2.q: " &lt;&lt; q &lt;&lt; endl;</text:span></text:p>
            <text:p text:style-name="P3"><text:span text:style-name="T4"><text:s text:c="8"/>}</text:span></text:p>
            <text:p text:style-name="P3"><text:span text:style-name="T4"><text:s text:c="8"/>~Base2()</text:span></text:p>
            <text:p text:style-name="P3"><text:span text:style-name="T4"><text:s text:c="8"/>{ cout &lt;&lt; "~Base2()\n";</text:span></text:p>
            <text:p text:style-name="P3"><text:span text:style-name="T4"><text:s text:c="8"/>}</text:span></text:p>
            <text:p text:style-name="P3"><text:span text:style-name="T4"><text:s text:c="4"/>protected:</text:span></text:p>
            <text:p text:style-name="P3"><text:span text:style-name="T4"><text:s text:c="7"/>int p, q;</text:span></text:p>
            <text:p text:style-name="P3"><text:span text:style-name="T4">};</text:span></text:p>
            <text:p text:style-name="P3"><text:span text:style-name="T4">class Base3</text:span></text:p>
            <text:p text:style-name="P3"><text:span text:style-name="T4">{ public:</text:span></text:p>
            <text:p text:style-name="P3"><text:span text:style-name="T4"><text:s text:c="7"/>Base3(int a = </text:span><text:span text:style-name="T14">2</text:span><text:span text:style-name="T4">, int b = </text:span><text:span text:style-name="T14">2</text:span><text:span text:style-name="T4">)</text:span></text:p>
            <text:p text:style-name="P3"><text:span text:style-name="T4"><text:s text:c="7"/>{ p = a; q = b </text:span><text:span text:style-name="T14">- </text:span><text:span text:style-name="T4">2;</text:span></text:p>
            <text:p text:style-name="P3"><text:span text:style-name="T4"><text:s text:c="10"/>cout &lt;&lt; "Base3: " &lt;&lt; p &lt;&lt; ", " <text:s/>&lt;&lt; q &lt;&lt; endl;</text:span></text:p>
            <text:p text:style-name="P3"><text:span text:style-name="T4"><text:s text:c="7"/>}</text:span></text:p>
            <text:p text:style-name="P3"><text:span text:style-name="T4"><text:s text:c="7"/>Base3(const Base3&amp; r)</text:span></text:p>
            <text:p text:style-name="P3"><text:span text:style-name="T4"><text:s text:c="7"/>{ p = r.p + </text:span><text:span text:style-name="T14">3</text:span><text:span text:style-name="T4">;</text:span></text:p>
            <text:p text:style-name="P3"><text:span text:style-name="T4"><text:s text:c="10"/>q = r.q + </text:span><text:span text:style-name="T14">1</text:span><text:span text:style-name="T4">; </text:span></text:p>
            <text:p text:style-name="P3"><text:span text:style-name="T4"><text:s text:c="9"/>cout &lt;&lt; "Base3.p: " &lt;&lt; p &lt;&lt; endl </text:span></text:p>
            <text:p text:style-name="P3"><text:span text:style-name="T4"><text:tab/> &lt;&lt; "Base3.q: " &lt;&lt; q &lt;&lt; endl;</text:span></text:p>
            <text:p text:style-name="P3"><text:span text:style-name="T4"><text:s text:c="8"/>}</text:span></text:p>
            <text:p text:style-name="P3"><text:span text:style-name="T4"><text:s text:c="8"/>~Base3()</text:span></text:p>
            <text:p text:style-name="P3"><text:span text:style-name="T4"><text:s text:c="8"/>{ cout &lt;&lt; "~Base3()\n";</text:span></text:p>
            <text:p text:style-name="P3"><text:span text:style-name="T4"><text:s text:c="8"/>}</text:span></text:p>
            <text:p text:style-name="P3"><text:span text:style-name="T4"><text:s text:c="4"/>protected:</text:span></text:p>
            <text:p text:style-name="P3"><text:span text:style-name="T4"><text:s text:c="7"/>int p, q;</text:span></text:p>
            <text:p text:style-name="P3"><text:span text:style-name="T4">};</text:span></text:p>
            <text:p text:style-name="P9"/>
          </table:table-cell>
          <table:covered-table-cell/>
          <table:table-cell table:style-name="Table1.C2" office:value-type="string">
            <text:p text:style-name="P3"><text:span text:style-name="T4">class Der : protected Base3, public Base2, Base1 </text:span></text:p>
            <text:p text:style-name="P3"><text:span text:style-name="T4">{ public:</text:span></text:p>
            <text:p text:style-name="P3"><text:span text:style-name="T4"><text:s text:c="7"/>Der(int a=0, int b=1, int c=0) : Base1(a, c), Base2(b, a), m(</text:span><text:span text:style-name="T14">2</text:span><text:span text:style-name="T4">,</text:span><text:span text:style-name="T14">4</text:span><text:span text:style-name="T4">)</text:span></text:p>
            <text:p text:style-name="P3"><text:span text:style-name="T4"><text:s text:c="7"/>{ p = c; q = a-b</text:span><text:span text:style-name="T14">+1</text:span><text:span text:style-name="T4">;</text:span></text:p>
            <text:p text:style-name="P3"><text:span text:style-name="T4"><text:s text:c="10"/>n = Base3(</text:span><text:span text:style-name="T14">1</text:span><text:span text:style-name="T4">, </text:span><text:span text:style-name="T14">3</text:span><text:span text:style-name="T4">);</text:span></text:p>
            <text:p text:style-name="P3"><text:span text:style-name="T4"><text:s text:c="10"/>s = Base2(</text:span><text:span text:style-name="T14">2</text:span><text:span text:style-name="T4">, </text:span><text:span text:style-name="T14">0</text:span><text:span text:style-name="T4">);</text:span></text:p>
            <text:p text:style-name="P3"><text:span text:style-name="T4"><text:s text:c="10"/>cout &lt;&lt; "Der: " &lt;&lt; p &lt;&lt; ", " &lt;&lt; q &lt;&lt; endl;</text:span></text:p>
            <text:p text:style-name="P3"><text:span text:style-name="T4"><text:s text:c="7"/>}</text:span></text:p>
            <text:p text:style-name="P3"><text:span text:style-name="T4"><text:s text:c="7"/>Der(const Der&amp; r) : Base3(r)</text:span></text:p>
            <text:p text:style-name="P3"><text:span text:style-name="T4"><text:s text:c="7"/>{ cout &lt;&lt; "Der::Der(const Der&amp; r)\n";</text:span></text:p>
            <text:p text:style-name="P3"><text:span text:style-name="T4"><text:s text:c="10"/>p = r.p + </text:span><text:span text:style-name="T14">1</text:span><text:span text:style-name="T4">;</text:span></text:p>
            <text:p text:style-name="P3"><text:span text:style-name="T4"><text:s text:c="10"/>q = r.q + 2;</text:span></text:p>
            <text:p text:style-name="P3"><text:span text:style-name="T4"><text:s text:c="10"/>cout <text:s/>&lt;&lt; "Der.p: " &lt;&lt; p &lt;&lt; endl</text:span></text:p>
            <text:p text:style-name="P3"><text:span text:style-name="T4"><text:s text:c="19"/>&lt;&lt; "Der.q: " &lt;&lt; q &lt;&lt; endl;</text:span></text:p>
            <text:p text:style-name="P3"><text:span text:style-name="T4"><text:s text:c="8"/>}</text:span></text:p>
            <text:p text:style-name="P3"><text:span text:style-name="T4"><text:s text:c="8"/>Der&amp; operator=(const Der&amp; r)</text:span></text:p>
            <text:p text:style-name="P3"><text:span text:style-name="T4"><text:s text:c="8"/>{ cout &lt;&lt; "Der::operator=()\n";</text:span></text:p>
            <text:p text:style-name="P3"><text:span text:style-name="T4"><text:s text:c="11"/>if (this!=&amp;r)</text:span></text:p>
            <text:p text:style-name="P3"><text:span text:style-name="T4"><text:s text:c="13"/>{ Base1::operator=(r);</text:span></text:p>
            <text:p text:style-name="P3"><text:span text:style-name="T4"><text:s text:c="16"/>Base2::p = r.p + 1;</text:span></text:p>
            <text:p text:style-name="P3"><text:span text:style-name="T4"><text:s text:c="16"/>Base2::q = r.q </text:span><text:span text:style-name="T14">- </text:span><text:span text:style-name="T4">2;</text:span></text:p>
            <text:p text:style-name="P3"><text:span text:style-name="T4"><text:s text:c="16"/>Base3::p = r.p </text:span><text:span text:style-name="T14">- </text:span><text:span text:style-name="T4">2;</text:span></text:p>
            <text:p text:style-name="P3"><text:span text:style-name="T4"><text:s text:c="16"/>Base3::q = r.q + 1;</text:span></text:p>
            <text:p text:style-name="P3"><text:span text:style-name="T4"><text:s text:c="16"/>p = r.p; q = r.q;</text:span></text:p>
            <text:p text:style-name="P3"><text:span text:style-name="T4"><text:s text:c="16"/>m = r.m;</text:span></text:p>
            <text:p text:style-name="P3"><text:span text:style-name="T4"><text:s text:c="16"/>n = r.n;</text:span></text:p>
            <text:p text:style-name="P3"><text:span text:style-name="T4"><text:s text:c="16"/>s = r.s;</text:span></text:p>
            <text:p text:style-name="P3"><text:span text:style-name="T4"><text:s text:c="13"/>}</text:span></text:p>
            <text:p text:style-name="P3"><text:span text:style-name="T4"><text:s text:c="13"/>return *this;</text:span></text:p>
            <text:p text:style-name="P3"><text:span text:style-name="T4"><text:s text:c="9"/>}</text:span></text:p>
            <text:p text:style-name="P3"><text:span text:style-name="T4"><text:s text:c="9"/>~Der()</text:span></text:p>
            <text:p text:style-name="P3"><text:span text:style-name="T4"><text:s text:c="9"/>{ cout &lt;&lt; "~Der()\n";</text:span></text:p>
            <text:p text:style-name="P3"><text:span text:style-name="T4"><text:s text:c="9"/>}</text:span></text:p>
            <text:p text:style-name="P3"><text:span text:style-name="T4"><text:s text:c="5"/>private:</text:span></text:p>
            <text:p text:style-name="P3"><text:span text:style-name="T4"><text:s text:c="9"/>int p, q;</text:span></text:p>
            <text:p text:style-name="P3"><text:span text:style-name="T4"><text:s text:c="9"/>Base1 m;</text:span></text:p>
            <text:p text:style-name="P3"><text:span text:style-name="T4"><text:s text:c="9"/>Base2 s;</text:span></text:p>
            <text:p text:style-name="P3"><text:span text:style-name="T4"><text:s text:c="9"/>Base3 n;<text:tab/><text:tab/> </text:span></text:p>
            <text:p text:style-name="P3"><text:span text:style-name="T4">};</text:span></text:p>
            <text:p text:style-name="P9"/>
            <text:p text:style-name="P3"><text:span text:style-name="T4">int main()</text:span></text:p>
            <text:p text:style-name="P3"><text:span text:style-name="T4">{ Der x(</text:span><text:span text:style-name="T14">0</text:span><text:span text:style-name="T4">, 1, </text:span><text:span text:style-name="T14">2</text:span><text:span text:style-name="T4">), y(</text:span><text:span text:style-name="T14">3</text:span><text:span text:style-name="T4">, </text:span><text:span text:style-name="T14">1</text:span><text:span text:style-name="T4">);</text:span></text:p>
            <text:p text:style-name="P3"><text:span text:style-name="T4"><text:s text:c="3"/>Der z = x;</text:span></text:p>
            <text:p text:style-name="P3"><text:span text:style-name="T4"><text:s text:c="3"/>z = y;</text:span></text:p>
            <text:p text:style-name="P3"><text:span text:style-name="T4"><text:s text:c="3"/>return 0;</text:span></text:p>
            <text:p text:style-name="P3"><text:span text:style-name="T4">}</text:span></text:p>
            <text:p text:style-name="P9"/>
          </table:table-cell>
        </table:table-row>
        <table:table-row table:style-name="Table1.7">
          <table:table-cell table:style-name="Table1.A2" table:number-columns-spanned="2" office:value-type="string">
            <text:p text:style-name="P2"><text:span text:style-name="T3"><text:s/></text:span><text:span text:style-name="T17">8</text:span><text:span text:style-name="T3">.зад. (12 т.)</text:span><text:span text:style-name="T9"> </text:span><text:span text:style-name="T4">За програмата по-долу:</text:span></text:p>
            <text:p text:style-name="P2"><text:span text:style-name="T4">а) Намерете и обяснете грешките в </text:span><text:span text:style-name="T8">main</text:span><text:span text:style-name="T4">.</text:span></text:p>
            <text:p text:style-name="P2"><text:span text:style-name="T4">б) Кои връзки в нея се разрешават статично и кои динамично?</text:span></text:p>
            <text:p text:style-name="P2"><text:span text:style-name="T4">в) Намерете резултата от изпълнението на програмата след отстраняване на неправилните обръщения към виртуланите функции?</text:span></text:p>
            <text:p text:style-name="P8"/>
            <text:p text:style-name="P1"><text:span text:style-name="T4">#include &lt;iostream&gt;</text:span></text:p>
            <text:p text:style-name="P1"><text:span text:style-name="T4">using namespace std;</text:span></text:p>
            <text:p text:style-name="P1"><text:span text:style-name="T4">class base</text:span></text:p>
            <text:p text:style-name="P1"><text:span text:style-name="T4">{ <text:s/>virtual void f</text:span><text:span text:style-name="T14">1</text:span><text:span text:style-name="T4">() const</text:span></text:p>
            <text:p text:style-name="P1"><text:span text:style-name="T4"><text:s text:c="7"/>{ cout &lt;&lt; "base::f</text:span><text:span text:style-name="T14">1</text:span><text:span text:style-name="T4">() \n";</text:span></text:p>
            <text:p text:style-name="P1"><text:span text:style-name="T4"><text:s text:c="7"/>}</text:span></text:p>
            <text:p text:style-name="P1"><text:span text:style-name="T4"><text:s text:c="3"/>public: </text:span></text:p>
            <text:p text:style-name="P1"><text:span text:style-name="T4"><text:s text:c="7"/>base()</text:span></text:p>
            <text:p text:style-name="P1"><text:span text:style-name="T4"><text:s text:c="7"/>{ cout &lt;&lt; "base()\n";</text:span></text:p>
            <text:p text:style-name="P1"><text:span text:style-name="T4"><text:s text:c="10"/>f</text:span><text:span text:style-name="T14">2</text:span><text:span text:style-name="T4">();</text:span></text:p>
            <text:p text:style-name="P1"><text:span text:style-name="T4"><text:s text:c="10"/>f3();</text:span></text:p>
            <text:p text:style-name="P1"><text:span text:style-name="T4"><text:s text:c="7"/>}</text:span></text:p>
            <text:p text:style-name="P1"><text:span text:style-name="T4"><text:s text:c="7"/>~base()</text:span></text:p>
            <text:p text:style-name="P1"><text:span text:style-name="T4"><text:s text:c="7"/>{ cout &lt;&lt; "~base()\n";</text:span></text:p>
            <text:p text:style-name="P1"><text:span text:style-name="T4"><text:s text:c="10"/>f</text:span><text:span text:style-name="T14">1</text:span><text:span text:style-name="T4">(); </text:span></text:p>
            <text:p text:style-name="P1"><text:span text:style-name="T4"><text:s text:c="10"/>f</text:span><text:span text:style-name="T14">2</text:span><text:span text:style-name="T4">();</text:span></text:p>
            <text:p text:style-name="P1"><text:span text:style-name="T4"><text:s text:c="8"/>}</text:span></text:p>
            <text:p text:style-name="P1"><text:span text:style-name="T4"><text:s text:c="8"/>void f() const</text:span></text:p>
            <text:p text:style-name="P1"><text:span text:style-name="T4"><text:s text:c="8"/>{ cout &lt;&lt; "f()\n";</text:span></text:p>
            <text:p text:style-name="P1"><text:span text:style-name="T4"><text:s text:c="11"/>f1();</text:span></text:p>
            <text:p text:style-name="P1"><text:span text:style-name="T4"><text:s text:c="11"/>f2();</text:span></text:p>
            <text:p text:style-name="P1"><text:span text:style-name="T4"><text:s text:c="11"/>base::f3();</text:span></text:p>
            <text:p text:style-name="P1"><text:span text:style-name="T4"><text:s text:c="8"/>} </text:span></text:p>
            <text:p text:style-name="P1"><text:span text:style-name="T4"><text:s text:c="8"/>virtual void f</text:span><text:span text:style-name="T14">3</text:span><text:span text:style-name="T4">() const</text:span></text:p>
            <text:p text:style-name="P1"><text:span text:style-name="T4"><text:s text:c="8"/>{ cout &lt;&lt; "base::f</text:span><text:span text:style-name="T14">3</text:span><text:span text:style-name="T4">()\n";</text:span></text:p>
            <text:p text:style-name="P1"><text:span text:style-name="T4"><text:s text:c="8"/>} </text:span></text:p>
            <text:p text:style-name="P1"><text:span text:style-name="T4"><text:s text:c="4"/>protected:</text:span></text:p>
            <text:p text:style-name="P1"><text:span text:style-name="T4"><text:s text:c="8"/>virtual void f2() const </text:span></text:p>
            <text:p text:style-name="P1"><text:span text:style-name="T4"><text:s text:c="8"/>{ cout &lt;&lt; "base::f2()\n";</text:span></text:p>
            <text:p text:style-name="P1"><text:span text:style-name="T4"><text:s text:c="8"/>}</text:span></text:p>
            <text:p text:style-name="P1"><text:span text:style-name="T4">};</text:span></text:p>
            <text:p text:style-name="P1"><text:span text:style-name="T4">class der1 : public base</text:span></text:p>
            <text:p text:style-name="P1"><text:span text:style-name="T4">{ protected:</text:span></text:p>
            <text:p text:style-name="P1"><text:span text:style-name="T4"><text:s text:c="8"/>void f2() const </text:span></text:p>
            <text:p text:style-name="P1"><text:span text:style-name="T4"><text:s text:c="8"/>{ cout &lt;&lt; "der1::f2()\n";</text:span></text:p>
            <text:p text:style-name="P1"><text:span text:style-name="T4"><text:s text:c="8"/>} <text:s/></text:span></text:p>
            <text:p text:style-name="P1"><text:span text:style-name="T4"><text:s text:c="3"/>public:</text:span></text:p>
            <text:p text:style-name="P1"><text:span text:style-name="T4"><text:s text:c="8"/>der1()</text:span></text:p>
            <text:p text:style-name="P1"><text:span text:style-name="T4"><text:s text:c="8"/>{ cout &lt;&lt; "der1()\n";</text:span></text:p>
            <text:p text:style-name="P1"><text:span text:style-name="T4"><text:s text:c="11"/>base ::f</text:span><text:span text:style-name="T14">2</text:span><text:span text:style-name="T4">();</text:span></text:p>
            <text:p text:style-name="P1"><text:span text:style-name="T4"><text:s text:c="11"/>f</text:span><text:span text:style-name="T14">3</text:span><text:span text:style-name="T4">();</text:span></text:p>
            <text:p text:style-name="P1"><text:span text:style-name="T4"><text:s text:c="8"/>}</text:span></text:p>
            <text:p text:style-name="P1"><text:span text:style-name="T4"><text:s text:c="8"/>void f1() const </text:span></text:p>
            <text:p text:style-name="P1"><text:span text:style-name="T4"><text:s text:c="8"/>{ cout &lt;&lt; "der1::f1()\n";</text:span></text:p>
            <text:p text:style-name="P1"><text:span text:style-name="T4"><text:s text:c="8"/>} </text:span></text:p>
            <text:p text:style-name="P7"/>
            <text:p text:style-name="P7"/>
            <text:p text:style-name="P7"/>
          </table:table-cell>
          <table:covered-table-cell/>
          <table:table-cell table:style-name="Table1.C2" office:value-type="string">
            <text:p text:style-name="P1"><text:span text:style-name="T4"><text:s text:c="3"/>private:</text:span></text:p>
            <text:p text:style-name="P1"><text:span text:style-name="T4"><text:s text:c="8"/>void f3() const </text:span></text:p>
            <text:p text:style-name="P1"><text:span text:style-name="T4"><text:s text:c="8"/>{ cout &lt;&lt; "der1::f3()\n";</text:span></text:p>
            <text:p text:style-name="P1"><text:span text:style-name="T4"><text:s text:c="8"/>}</text:span></text:p>
            <text:p text:style-name="P1"><text:span text:style-name="T4"><text:s/>};</text:span></text:p>
            <text:p text:style-name="P1"><text:span text:style-name="T4">class der2 : public der1</text:span></text:p>
            <text:p text:style-name="P1"><text:span text:style-name="T4">{</text:span><text:span text:style-name="T14"> protected</text:span><text:span text:style-name="T4">:</text:span></text:p>
            <text:p text:style-name="P1"><text:span text:style-name="T4"><text:s text:c="7"/>void f3() const </text:span></text:p>
            <text:p text:style-name="P1"><text:span text:style-name="T4"><text:s text:c="7"/>{ cout &lt;&lt; "der2::f3()\n";</text:span></text:p>
            <text:p text:style-name="P1"><text:span text:style-name="T4"><text:s text:c="7"/>} <text:s/></text:span></text:p>
            <text:p text:style-name="P1"><text:span text:style-name="T4"><text:s text:c="2"/></text:span><text:span text:style-name="T14">public</text:span><text:span text:style-name="T4">: </text:span></text:p>
            <text:p text:style-name="P1"><text:span text:style-name="T4"><text:s text:c="7"/>void f1() const</text:span></text:p>
            <text:p text:style-name="P1"><text:span text:style-name="T4"><text:s text:c="7"/>{ cout &lt;&lt; "der2::f1()\n";</text:span></text:p>
            <text:p text:style-name="P1"><text:span text:style-name="T4"><text:s text:c="7"/>} </text:span></text:p>
            <text:p text:style-name="P1"><text:span text:style-name="T4"><text:s text:c="3"/>private:</text:span></text:p>
            <text:p text:style-name="P1"><text:span text:style-name="T4"><text:s text:c="7"/>void f2() const </text:span></text:p>
            <text:p text:style-name="P1"><text:span text:style-name="T4"><text:s text:c="7"/>{ cout &lt;&lt; "der2::f2()\n";</text:span></text:p>
            <text:p text:style-name="P1"><text:span text:style-name="T4"><text:s text:c="7"/>}</text:span></text:p>
            <text:p text:style-name="P1"><text:span text:style-name="T4">};</text:span><text:span text:style-name="T9"> </text:span></text:p>
            <text:p text:style-name="P1"><text:span text:style-name="T4">int main()</text:span></text:p>
            <text:p text:style-name="P1"><text:span text:style-name="T4">{ base b;</text:span></text:p>
            <text:p text:style-name="P1"><text:span text:style-name="T4"><text:s text:c="3"/>der1 d1;</text:span></text:p>
            <text:p text:style-name="P1"><text:span text:style-name="T4"><text:s text:c="3"/>der2 d2;</text:span></text:p>
            <text:p text:style-name="P1"><text:span text:style-name="T4"><text:s text:c="3"/>base *p = &amp;d1;</text:span></text:p>
            <text:p text:style-name="P1"><text:span text:style-name="T4"><text:s text:c="3"/>der1 *q = &amp;d2;</text:span></text:p>
            <text:p text:style-name="P1"><text:span text:style-name="T4"><text:s text:c="3"/>p-&gt;f1();</text:span></text:p>
            <text:p text:style-name="P1"><text:span text:style-name="T4"><text:s text:c="3"/>p-&gt;f2();</text:span></text:p>
            <text:p text:style-name="P1"><text:span text:style-name="T4"><text:s text:c="3"/>p-&gt;f3();</text:span></text:p>
            <text:p text:style-name="P1"><text:span text:style-name="T4"><text:s text:c="3"/>q-&gt;f1();</text:span></text:p>
            <text:p text:style-name="P1"><text:span text:style-name="T4"><text:s text:c="3"/>q-&gt;f2();</text:span></text:p>
            <text:p text:style-name="P1"><text:span text:style-name="T4"><text:s text:c="3"/>q-&gt;f3();</text:span></text:p>
            <text:p text:style-name="P1"><text:span text:style-name="T4"><text:s text:c="3"/>p = &amp;d2;</text:span></text:p>
            <text:p text:style-name="P1"><text:span text:style-name="T4"><text:s text:c="3"/>p-&gt;f1();</text:span></text:p>
            <text:p text:style-name="P1"><text:span text:style-name="T4"><text:s text:c="3"/>p-&gt;f2();</text:span></text:p>
            <text:p text:style-name="P1"><text:span text:style-name="T4"><text:s text:c="3"/>p-&gt;f3();</text:span></text:p>
            <text:p text:style-name="P1"><text:span text:style-name="T4"><text:s text:c="3"/>der1 *r = new der2;</text:span></text:p>
            <text:p text:style-name="P1"><text:span text:style-name="T4"><text:s text:c="3"/>r-&gt;f1();</text:span></text:p>
            <text:p text:style-name="P1"><text:span text:style-name="T4"><text:s text:c="3"/>r-&gt;f2();</text:span></text:p>
            <text:p text:style-name="P1"><text:span text:style-name="T4"><text:s text:c="3"/>r-&gt;f3();</text:span></text:p>
            <text:p text:style-name="P1"><text:span text:style-name="T4"><text:s text:c="3"/>p-&gt;f();</text:span></text:p>
            <text:p text:style-name="P1"><text:span text:style-name="T4"><text:s text:c="3"/>q-&gt;f();</text:span></text:p>
            <text:p text:style-name="P1"><text:span text:style-name="T4"><text:s text:c="3"/>r-&gt;f();</text:span></text:p>
            <text:p text:style-name="P1"><text:span text:style-name="T4"><text:s text:c="3"/>delete r;</text:span></text:p>
            <text:p text:style-name="P1"><text:span text:style-name="T4"><text:s text:c="3"/>return 0;</text:span></text:p>
            <text:p text:style-name="P1"><text:span text:style-name="T4">}</text:span></text:p>
            <text:p text:style-name="P7"/>
          </table:table-cell>
        </table:table-row>
      </table:table>
      <text:p text:style-name="P25"><text:span text:style-name="T13">Устен изпит по ООП, 13.06.2019 год., сп. ИС (Вариант 2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"><text:span text:style-name="T3">1. зад. (4 т.)</text:span></text:p>
            <text:p text:style-name="P16"/>
            <text:p text:style-name="P1"><text:span text:style-name="T4">а) </text:span><text:span text:style-name="T14">Какви действия извършва системно генерираният конструктор за копиране на производен клас?</text:span></text:p>
            <text:p text:style-name="P10"/>
            <text:p text:style-name="P10"/>
            <text:p text:style-name="P1"><text:span text:style-name="T4">б) </text:span><text:span text:style-name="T14">Как може да се извика операторна функция за присвояване на базов клас Base в съответната функция на производния клас Der?</text:span></text:p>
            <text:p text:style-name="P10"/>
            <text:p text:style-name="P10"/>
            <text:p text:style-name="P1"><text:span text:style-name="T4">в) </text:span><text:span text:style-name="T14">Какъв е редът на извикване на конструкторите на базов и производен клас? А на деструкторите?</text:span></text:p>
            <text:p text:style-name="P14"/>
            <text:p text:style-name="P13"/>
            <text:p text:style-name="P13"/>
            <text:p text:style-name="P1"><text:span text:style-name="T4">г) </text:span><text:span text:style-name="T14">Какво ще се случи ако производен клас предефинира само една от двете чисти виртуални функции в базовия клас?</text:span></text:p>
            <text:p text:style-name="P10"/>
            <text:p text:style-name="P6"/>
          </table:table-cell>
          <table:covered-table-cell/>
          <table:table-cell table:style-name="Table2.A1" office:value-type="string">
            <text:p text:style-name="P1"><text:span text:style-name="T3">2. зад. (4 т.)</text:span></text:p>
            <text:p text:style-name="P7"/>
            <text:p text:style-name="P1"><text:span text:style-name="T4">а) </text:span><text:span text:style-name="T14">Какви условия трябва да са налице, за да се активира механизмът на динамичното свързване?</text:span></text:p>
            <text:p text:style-name="P10"/>
            <text:p text:style-name="P10"/>
            <text:p text:style-name="P1"><text:span text:style-name="T4">б) </text:span><text:span text:style-name="T14">Как се дефинира чиста виртуална функция и за какво се използва?</text:span></text:p>
            <text:p text:style-name="P10"/>
            <text:p text:style-name="P10"/>
            <text:p text:style-name="P13"/>
            <text:p text:style-name="P1"><text:span text:style-name="T4">в) </text:span><text:span text:style-name="T14">Как може да се извика конструктор на член-данна, която е обект от някой клас? Какъв е редът на извикване на конструкторите, ако има няколко такива член-данни?</text:span></text:p>
            <text:p text:style-name="P7"/>
            <text:p text:style-name="P7"/>
            <text:p text:style-name="P1"><text:span text:style-name="T4">г) </text:span><text:span text:style-name="T14">Какви са ограниченията, които налагат константните член-функции?</text:span></text:p>
            <text:p text:style-name="P7"/>
          </table:table-cell>
        </table:table-row>
        <table:table-row table:style-name="Table2.2">
          <table:table-cell table:style-name="Table2.A2" table:number-columns-spanned="2" office:value-type="string">
            <text:p text:style-name="P18"><text:span text:style-name="T17">3. зад. (7 т.)</text:span><text:span text:style-name="T19"> </text:span><text:span text:style-name="T14"><text:s/>Намерете резултата от изпълнението на програмата.</text:span></text:p>
            <text:p text:style-name="P20"/>
            <text:p text:style-name="P4"><text:span text:style-name="T14">#include &lt;iostream&gt;</text:span></text:p>
            <text:p text:style-name="P4"><text:span text:style-name="T14">using namespace std;</text:span></text:p>
            <text:p text:style-name="P12"/>
            <text:p text:style-name="P4"><text:span text:style-name="T14">class Point</text:span></text:p>
            <text:p text:style-name="P4"><text:span text:style-name="T14">{ public:</text:span></text:p>
            <text:p text:style-name="P4"><text:span text:style-name="T14"><text:s text:c="7"/>Point(double = 0, double = 0); </text:span></text:p>
            <text:p text:style-name="P4"><text:span text:style-name="T14"><text:s text:c="7"/>~Point();</text:span></text:p>
            <text:p text:style-name="P4"><text:span text:style-name="T14"><text:s text:c="7"/>Point&amp; operator=(const Point&amp;);</text:span></text:p>
            <text:p text:style-name="P4"><text:span text:style-name="T14"><text:s text:c="7"/>void print() const;</text:span></text:p>
            <text:p text:style-name="P4"><text:span text:style-name="T14"><text:s text:c="7"/>friend Point midpoint(Point const&amp;, Point const&amp;);</text:span></text:p>
            <text:p text:style-name="P4"><text:span text:style-name="T14"><text:s text:c="3"/>private:</text:span></text:p>
            <text:p text:style-name="P4"><text:span text:style-name="T14"><text:s text:c="7"/>double x; <text:s text:c="14"/>// абсциса</text:span></text:p>
            <text:p text:style-name="P4"><text:span text:style-name="T14"><text:s text:c="7"/>double y; <text:s text:c="14"/>// ордината</text:span></text:p>
            <text:p text:style-name="P4"><text:span text:style-name="T14">};</text:span></text:p>
            <text:p text:style-name="P12"/>
            <text:p text:style-name="P4"><text:span text:style-name="T14">Point::Point(double a, double b)</text:span></text:p>
            <text:p text:style-name="P4"><text:span text:style-name="T14">{ x = a;</text:span></text:p>
            <text:p text:style-name="P4"><text:span text:style-name="T14"><text:s text:c="3"/>y = b;</text:span></text:p>
            <text:p text:style-name="P4"><text:span text:style-name="T14"><text:s text:c="3"/>cout &lt;&lt; "Point(" &lt;&lt; x &lt;&lt; ", " &lt;&lt; y &lt;&lt; ")\n";</text:span></text:p>
            <text:p text:style-name="P4"><text:span text:style-name="T14">}</text:span></text:p>
            <text:p text:style-name="P12"/>
            <text:p text:style-name="P4"><text:span text:style-name="T14">Point::~Point()</text:span></text:p>
            <text:p text:style-name="P4"><text:span text:style-name="T14">{ cout &lt;&lt; "~Point(" &lt;&lt; x &lt;&lt; ", " &lt;&lt; y &lt;&lt; ")\n";</text:span></text:p>
            <text:p text:style-name="P4"><text:span text:style-name="T14">}</text:span></text:p>
          </table:table-cell>
          <table:covered-table-cell/>
          <table:table-cell table:style-name="Table2.C2" office:value-type="string">
            <text:p text:style-name="P4"><text:span text:style-name="T14">Point&amp; Point::operator=(const Point &amp; p)</text:span></text:p>
            <text:p text:style-name="P4"><text:span text:style-name="T14">{ cout &lt;&lt; "operator=(const Point &amp; p) - "; p.print();</text:span></text:p>
            <text:p text:style-name="P4"><text:span text:style-name="T14"><text:s text:c="3"/>x = p.x;</text:span></text:p>
            <text:p text:style-name="P4"><text:span text:style-name="T14"><text:s text:c="3"/>y = p.y;</text:span></text:p>
            <text:p text:style-name="P4"><text:span text:style-name="T14"><text:s text:c="3"/>return *this;</text:span></text:p>
            <text:p text:style-name="P4"><text:span text:style-name="T14">}</text:span></text:p>
            <text:p text:style-name="P12"/>
            <text:p text:style-name="P4"><text:span text:style-name="T14">void Point::print() const</text:span></text:p>
            <text:p text:style-name="P4"><text:span text:style-name="T14">{ cout &lt;&lt; "(" &lt;&lt; x &lt;&lt; "," &lt;&lt; y &lt;&lt; ")" &lt;&lt; endl;</text:span></text:p>
            <text:p text:style-name="P4"><text:span text:style-name="T14">}</text:span></text:p>
            <text:p text:style-name="P12"/>
            <text:p text:style-name="P4"><text:span text:style-name="T14">Point midpoint(Point const&amp; p1, Point const&amp; p2)</text:span></text:p>
            <text:p text:style-name="P4"><text:span text:style-name="T14">{ Point <text:s/>p((p1.x + p2.x) / 2, (p1.y + p2.y) / 2);</text:span></text:p>
            <text:p text:style-name="P4"><text:span text:style-name="T14"><text:s text:c="3"/>return p;</text:span></text:p>
            <text:p text:style-name="P4"><text:span text:style-name="T14">}</text:span></text:p>
            <text:p text:style-name="P12"/>
            <text:p text:style-name="P4"><text:span text:style-name="T14">int main()</text:span></text:p>
            <text:p text:style-name="P4"><text:span text:style-name="T14">{ Point p1(7), p2(3, 4);</text:span></text:p>
            <text:p text:style-name="P4"><text:span text:style-name="T14"><text:s text:c="3"/>(p1 = midpoint(p1, p2)).print();</text:span></text:p>
            <text:p text:style-name="P4"><text:span text:style-name="T14"><text:s text:c="3"/>return 0;</text:span></text:p>
            <text:p text:style-name="P1"><text:span text:style-name="T14">}</text:span></text:p>
          </table:table-cell>
        </table:table-row>
        <table:table-row table:style-name="Table2.3">
          <table:table-cell table:style-name="Table2.A2" table:number-columns-spanned="2" office:value-type="string">
            <text:p text:style-name="P1"><text:span text:style-name="T17">4. зад. <text:s/>(6 т.)</text:span><text:span text:style-name="T14"> За класа Point</text:span></text:p>
            <text:p text:style-name="P1"><text:span text:style-name="T14">class Point</text:span></text:p>
            <text:p text:style-name="P1"><text:span text:style-name="T14">{ public:</text:span></text:p>
            <text:p text:style-name="P1"><text:span text:style-name="T14"><text:s text:c="7"/>Point(double = 0, double = 1);</text:span></text:p>
            <text:p text:style-name="P1"><text:span text:style-name="T14"><text:s text:c="7"/>double getX() const;<text:tab/> <text:s text:c="15"/>// намира абсцисата</text:span></text:p>
            <text:p text:style-name="P1"><text:span text:style-name="T14"><text:s text:c="7"/>double getY() const;<text:tab/> <text:s text:c="15"/>// намира ординатата</text:span></text:p>
            <text:p text:style-name="P1"><text:span text:style-name="T14"><text:s text:c="7"/>void print() const;</text:span></text:p>
            <text:p text:style-name="P1"><text:span text:style-name="T14"><text:s text:c="3"/>private:</text:span></text:p>
            <text:p text:style-name="P1"><text:span text:style-name="T14"><text:s text:c="6"/>double x, <text:tab/><text:tab/> <text:s text:c="14"/>// абсциса</text:span></text:p>
            <text:p text:style-name="P1"><text:span text:style-name="T14"><text:s text:c="19"/>y;<text:tab/><text:tab/> <text:s text:c="14"/>// ордината</text:span></text:p>
            <text:p text:style-name="P1"><text:span text:style-name="T14">};</text:span></text:p>
            <text:p text:style-name="P11"/>
            <text:p text:style-name="P1"><text:span text:style-name="T14">предефинирайте операторите:</text:span></text:p>
            <text:p text:style-name="P1"><text:span text:style-name="T14">а) *, който намира разстоянието между две точки;</text:span></text:p>
            <text:p text:style-name="P1"><text:span text:style-name="T14">б) &lt;, който проверява дали първата точка е по-близо до центъра на координатната система от втората;</text:span></text:p>
            <text:p text:style-name="P1"><text:span text:style-name="T14">в) ==, който проверява дали две точки лежат в един и същи квадрант или на една и съща ос;</text:span></text:p>
            <text:p text:style-name="P10"/>
          </table:table-cell>
          <table:covered-table-cell/>
          <table:table-cell table:style-name="Table2.C2" office:value-type="string">
            <text:p text:style-name="P10"/>
          </table:table-cell>
        </table:table-row>
        <table:table-row table:style-name="Table2.4">
          <table:table-cell table:style-name="Table2.A2" table:number-columns-spanned="2" office:value-type="string">
            <text:p text:style-name="P1"><text:span text:style-name="T3">5. зад. (4 т.)</text:span><text:span text:style-name="T4"> За йерархията </text:span></text:p>
            <text:p text:style-name="P3"><text:span text:style-name="T4">class base<text:tab/><text:tab/> <text:s text:c="6"/>class der1 : base</text:span></text:p>
            <text:p text:style-name="P3"><text:span text:style-name="T4">{ <text:s/>int a1(); <text:tab/> <text:s text:c="22"/>{ <text:s text:c="2"/></text:span><text:span text:style-name="T14">private</text:span><text:span text:style-name="T4">: int a4;<text:tab/><text:tab/></text:span></text:p>
            <text:p text:style-name="P3"><text:span text:style-name="T4"><text:s text:c="4"/>public: int a2;<text:tab/> <text:s text:c="27"/></text:span><text:span text:style-name="T14">protected</text:span><text:span text:style-name="T4">: int a5</text:span><text:span text:style-name="T14">()</text:span><text:span text:style-name="T4">;</text:span></text:p>
            <text:p text:style-name="P3"><text:span text:style-name="T4"><text:s text:c="4"/></text:span><text:span text:style-name="T14">protected</text:span><text:span text:style-name="T4">: int a3;<text:tab/> <text:s text:c="11"/></text:span><text:span text:style-name="T14">public</text:span><text:span text:style-name="T4">: int a6;</text:span></text:p>
            <text:p text:style-name="P3"><text:span text:style-name="T4">}; <text:tab/><text:tab/><text:tab/> <text:s text:c="7"/>};<text:tab/></text:span></text:p>
            <text:p text:style-name="P3"><text:span text:style-name="T4">class der2 : </text:span><text:span text:style-name="T14">protected</text:span><text:span text:style-name="T4"> base <text:tab/> <text:s text:c="7"/>class der3 : </text:span><text:span text:style-name="T14">public </text:span><text:span text:style-name="T4">der1</text:span></text:p>
            <text:p text:style-name="P3"><text:span text:style-name="T4">{ </text:span><text:span text:style-name="T14">protected</text:span><text:span text:style-name="T4">: int a7;<text:tab/> <text:s text:c="6"/>{ <text:s/></text:span><text:span text:style-name="T14">public</text:span><text:span text:style-name="T4">: int a10();</text:span></text:p>
            <text:p text:style-name="P3"><text:span text:style-name="T4"><text:s text:c="3"/></text:span><text:span text:style-name="T14">private</text:span><text:span text:style-name="T4">: int a8;<text:tab/> <text:s text:c="26"/></text:span><text:span text:style-name="T14">private</text:span><text:span text:style-name="T4">: int a11; </text:span></text:p>
            <text:p text:style-name="P3"><text:span text:style-name="T4"><text:s text:c="3"/></text:span><text:span text:style-name="T14">public</text:span><text:span text:style-name="T4">: int a9();<text:tab/><text:tab/> <text:s text:c="10"/></text:span><text:span text:style-name="T14">protected</text:span><text:span text:style-name="T4">: int a12; </text:span></text:p>
            <text:p text:style-name="P3"><text:span text:style-name="T4">} ; <text:s text:c="52"/>} ;</text:span></text:p>
            <text:p text:style-name="P9"/>
            <text:p text:style-name="P3"><text:span text:style-name="T4">Определете възможностите за достъп на:</text:span></text:p>
            <text:p text:style-name="P3"><text:span text:style-name="T4">a) обектите: b, d1, d2, d3, d4 и d5 до компонентите на класовете;</text:span></text:p>
            <text:p text:style-name="P3"><text:span text:style-name="T4">б) член-функциите: a</text:span><text:span text:style-name="T14">1</text:span><text:span text:style-name="T4">(), a</text:span><text:span text:style-name="T14">5</text:span><text:span text:style-name="T4">(), a</text:span><text:span text:style-name="T14">9</text:span><text:span text:style-name="T4">(), a1</text:span><text:span text:style-name="T14">0</text:span><text:span text:style-name="T4">(), a1</text:span><text:span text:style-name="T14">4</text:span><text:span text:style-name="T4">() и a1</text:span><text:span text:style-name="T14">6</text:span><text:span text:style-name="T4">().</text:span></text:p>
            <text:p text:style-name="P15"/>
            <text:p text:style-name="P15"/>
            <text:p text:style-name="P15"/>
            <text:p text:style-name="P15"/>
            <text:p text:style-name="P15"/>
            <text:p text:style-name="P9"/>
            <text:p text:style-name="P9"/>
          </table:table-cell>
          <table:covered-table-cell/>
          <table:table-cell table:style-name="Table2.C2" office:value-type="string">
            <text:p text:style-name="P3"><text:span text:style-name="T4">class der4 : </text:span><text:span text:style-name="T14">private</text:span><text:span text:style-name="T4"> der2 <text:s text:c="5"/>class der5 : </text:span><text:span text:style-name="T14">protected </text:span><text:span text:style-name="T4">der1</text:span></text:p>
            <text:p text:style-name="P3"><text:span text:style-name="T4">{ private: int a13;<text:tab/> <text:s text:c="18"/>{ <text:s/></text:span><text:span text:style-name="T14">public</text:span><text:span text:style-name="T4">: int a16();</text:span></text:p>
            <text:p text:style-name="P3"><text:span text:style-name="T4"><text:s text:c="3"/></text:span><text:span text:style-name="T14">public</text:span><text:span text:style-name="T4">: int a14();<text:tab/> <text:s text:c="21"/></text:span><text:span text:style-name="T14"><text:s/></text:span><text:span text:style-name="T4">private: int a17; </text:span></text:p>
            <text:p text:style-name="P3"><text:span text:style-name="T4"><text:s text:c="3"/></text:span><text:span text:style-name="T14">protected</text:span><text:span text:style-name="T4">: int a15;<text:tab/> <text:s text:c="6"/></text:span><text:span text:style-name="T14">protected</text:span><text:span text:style-name="T4">: int a18; </text:span></text:p>
            <text:p text:style-name="P3"><text:span text:style-name="T4">} ; <text:s text:c="47"/>} ;</text:span></text:p>
            <text:p text:style-name="P9"/>
            <text:p text:style-name="P3"><text:span text:style-name="T4">base b; <text:s text:c="19"/>der4 d4;</text:span></text:p>
            <text:p text:style-name="P3"><text:span text:style-name="T4">der1 d1; <text:s text:c="17"/>der5 d5;</text:span></text:p>
            <text:p text:style-name="P3"><text:span text:style-name="T4">der2 d2;</text:span></text:p>
            <text:p text:style-name="P1"><text:span text:style-name="T4">der3 d3;</text:span></text:p>
          </table:table-cell>
        </table:table-row>
        <table:table-row table:style-name="Table2.5">
          <table:table-cell table:style-name="Table2.A2" office:value-type="string">
            <text:p text:style-name="P2"><text:span text:style-name="T3">6. зад. (7 т.)</text:span><text:span text:style-name="T11"> </text:span><text:span text:style-name="T4">Намерете резултата от изпълнението на програмата по-долу. За всеки обект, дефиниран в </text:span><text:span text:style-name="T8">main</text:span><text:span text:style-name="T4">, да се напишат стойностите на член-данните му.</text:span></text:p>
            <text:p text:style-name="P8"/>
            <text:p text:style-name="P1"><text:span text:style-name="T4">#include &lt;iostream&gt;</text:span></text:p>
            <text:p text:style-name="P1"><text:span text:style-name="T4">using namespace std;</text:span></text:p>
            <text:p text:style-name="P7"/>
            <text:p text:style-name="P1"><text:span text:style-name="T4">class </text:span><text:span text:style-name="T14">base</text:span></text:p>
            <text:p text:style-name="P1"><text:span text:style-name="T4">{ public:</text:span></text:p>
            <text:p text:style-name="P1"><text:span text:style-name="T4"><text:s text:c="7"/></text:span><text:span text:style-name="T14">base</text:span><text:span text:style-name="T4">(int x = </text:span><text:span text:style-name="T14">2</text:span><text:span text:style-name="T4">)</text:span></text:p>
            <text:p text:style-name="P1"><text:span text:style-name="T4"><text:s text:c="7"/>{ b = x;</text:span></text:p>
            <text:p text:style-name="P1"><text:span text:style-name="T4"><text:s text:c="7"/>}</text:span></text:p>
            <text:p text:style-name="P1"><text:span text:style-name="T4"><text:s text:c="7"/></text:span><text:span text:style-name="T14">base</text:span><text:span text:style-name="T4">(const </text:span><text:span text:style-name="T14">base</text:span><text:span text:style-name="T4">&amp; p)</text:span></text:p>
            <text:p text:style-name="P1"><text:span text:style-name="T4"><text:s text:c="7"/>{ b = p.b + </text:span><text:span text:style-name="T14">3</text:span><text:span text:style-name="T4">;</text:span></text:p>
            <text:p text:style-name="P1"><text:span text:style-name="T4"><text:s text:c="7"/>}</text:span></text:p>
            <text:p text:style-name="P1"><text:span text:style-name="T4"><text:s text:c="7"/></text:span><text:span text:style-name="T14">base</text:span><text:span text:style-name="T4">&amp; operator=(const </text:span><text:span text:style-name="T14">base</text:span><text:span text:style-name="T4"> &amp;x)</text:span></text:p>
            <text:p text:style-name="P1"><text:span text:style-name="T4"><text:s text:c="7"/>{ if (this != &amp;x) b = x.b + </text:span><text:span text:style-name="T14">1</text:span><text:span text:style-name="T4">;</text:span></text:p>
            <text:p text:style-name="P1"><text:span text:style-name="T4"><text:s text:c="10"/>return *this;</text:span></text:p>
            <text:p text:style-name="P1"><text:span text:style-name="T4"><text:s text:c="7"/>}</text:span></text:p>
            <text:p text:style-name="P1"><text:span text:style-name="T4"><text:s text:c="7"/>void print() const</text:span></text:p>
            <text:p text:style-name="P1"><text:span text:style-name="T4"><text:s text:c="7"/>{ cout &lt;&lt; "</text:span><text:span text:style-name="T14">base</text:span><text:span text:style-name="T4">:" &lt;&lt; b &lt;&lt; endl;</text:span></text:p>
            <text:p text:style-name="P1"><text:span text:style-name="T4"><text:s text:c="7"/>}</text:span></text:p>
            <text:p text:style-name="P1"><text:span text:style-name="T4"><text:s text:c="3"/>protected:</text:span></text:p>
            <text:p text:style-name="P1"><text:span text:style-name="T4"><text:s text:c="7"/>int b;</text:span></text:p>
            <text:p text:style-name="P1"><text:span text:style-name="T4">};</text:span></text:p>
            <text:p text:style-name="P7"/>
            <text:p text:style-name="P1"><text:span text:style-name="T4">class der1 : public base</text:span></text:p>
            <text:p text:style-name="P1"><text:span text:style-name="T4">{ <text:s/>public:</text:span></text:p>
            <text:p text:style-name="P1"><text:span text:style-name="T4"><text:s text:c="7"/>der1(int x = </text:span><text:span text:style-name="T14">4</text:span><text:span text:style-name="T4">)</text:span></text:p>
            <text:p text:style-name="P1"><text:span text:style-name="T4"><text:s text:c="7"/>{ d = x+</text:span><text:span text:style-name="T14">1</text:span><text:span text:style-name="T4">;</text:span></text:p>
            <text:p text:style-name="P1"><text:span text:style-name="T4"><text:s text:c="7"/>}</text:span></text:p>
            <text:p text:style-name="P1"><text:span text:style-name="T4"><text:s text:c="7"/>der1&amp; operator=(const der1&amp; x)</text:span></text:p>
            <text:p text:style-name="P1"><text:span text:style-name="T4"><text:s text:c="7"/>{ if (this != &amp;x) </text:span></text:p>
            <text:p text:style-name="P1"><text:span text:style-name="T4"><text:s text:c="12"/>{ d = x.d + </text:span><text:span text:style-name="T14">5</text:span><text:span text:style-name="T4">;</text:span></text:p>
            <text:p text:style-name="P1"><text:span text:style-name="T4"><text:s text:c="15"/>b = x.b;</text:span></text:p>
            <text:p text:style-name="P1"><text:span text:style-name="T4"><text:s text:c="13"/>}</text:span></text:p>
            <text:p text:style-name="P1"><text:span text:style-name="T4"><text:s text:c="11"/>return *this;</text:span></text:p>
            <text:p text:style-name="P1"><text:span text:style-name="T4"><text:s text:c="6"/>}</text:span></text:p>
            <text:p text:style-name="P10"/>
            <text:p text:style-name="P10"/>
            <text:p text:style-name="P10"/>
            <text:p text:style-name="P10"/>
          </table:table-cell>
          <table:table-cell table:style-name="Table2.C2" table:number-columns-spanned="2" office:value-type="string">
            <text:p text:style-name="P1"><text:span text:style-name="T4"><text:s text:c="7"/>der1(const der1&amp; p)</text:span></text:p>
            <text:p text:style-name="P1"><text:span text:style-name="T4"><text:s text:c="7"/>{ d = p.d</text:span><text:span text:style-name="T14">-1</text:span><text:span text:style-name="T4">;</text:span></text:p>
            <text:p text:style-name="P1"><text:span text:style-name="T4"><text:s text:c="7"/>}</text:span></text:p>
            <text:p text:style-name="P1"><text:span text:style-name="T4"><text:s text:c="7"/>void print() const</text:span></text:p>
            <text:p text:style-name="P1"><text:span text:style-name="T4"><text:s text:c="7"/>{ cout &lt;&lt; "der1:" &lt;&lt; d &lt;&lt; " </text:span><text:span text:style-name="T14">base</text:span><text:span text:style-name="T4">:" &lt;&lt; </text:span><text:span text:style-name="T14">base</text:span><text:span text:style-name="T4">::b &lt;&lt; endl;</text:span></text:p>
            <text:p text:style-name="P1"><text:span text:style-name="T4"><text:s text:c="7"/>}</text:span></text:p>
            <text:p text:style-name="P1"><text:span text:style-name="T4"><text:s text:c="3"/>private:</text:span></text:p>
            <text:p text:style-name="P1"><text:span text:style-name="T4"><text:s text:c="7"/>int d;</text:span></text:p>
            <text:p text:style-name="P1"><text:span text:style-name="T4">};</text:span></text:p>
            <text:p text:style-name="P7"/>
            <text:p text:style-name="P1"><text:span text:style-name="T4">class der2 : public der1</text:span></text:p>
            <text:p text:style-name="P1"><text:span text:style-name="T4">{ public:</text:span></text:p>
            <text:p text:style-name="P1"><text:span text:style-name="T4"><text:s text:c="6"/>der2(int x = </text:span><text:span text:style-name="T14">5</text:span><text:span text:style-name="T4">) </text:span></text:p>
            <text:p text:style-name="P1"><text:span text:style-name="T4"><text:s text:c="7"/>{ d = x+</text:span><text:span text:style-name="T14">2</text:span><text:span text:style-name="T4">;</text:span></text:p>
            <text:p text:style-name="P1"><text:span text:style-name="T4"><text:s text:c="7"/>}</text:span></text:p>
            <text:p text:style-name="P1"><text:span text:style-name="T4"><text:s text:c="7"/>der2(const der2&amp; p) : der1(p)</text:span></text:p>
            <text:p text:style-name="P1"><text:span text:style-name="T4"><text:s text:c="7"/>{ d = p.d+</text:span><text:span text:style-name="T14">3</text:span><text:span text:style-name="T4">;</text:span></text:p>
            <text:p text:style-name="P1"><text:span text:style-name="T4"><text:s text:c="7"/>}</text:span></text:p>
            <text:p text:style-name="P1"><text:span text:style-name="T4"><text:s text:c="7"/>void print() const</text:span></text:p>
            <text:p text:style-name="P1"><text:span text:style-name="T4"><text:s text:c="7"/>{ cout &lt;&lt; "der2:" &lt;&lt; d &lt;&lt; endl;</text:span></text:p>
            <text:p text:style-name="P1"><text:span text:style-name="T4"><text:s text:c="10"/>der1::print();</text:span></text:p>
            <text:p text:style-name="P1"><text:span text:style-name="T4"><text:s text:c="7"/>}</text:span></text:p>
            <text:p text:style-name="P1"><text:span text:style-name="T4"><text:s text:c="3"/>private:</text:span></text:p>
            <text:p text:style-name="P1"><text:span text:style-name="T4"><text:s text:c="7"/>int d;</text:span></text:p>
            <text:p text:style-name="P1"><text:span text:style-name="T4">};</text:span></text:p>
            <text:p text:style-name="P7"/>
            <text:p text:style-name="P1"><text:span text:style-name="T4">int main()</text:span></text:p>
            <text:p text:style-name="P1"><text:span text:style-name="T4">{ <text:s/>der2 x(</text:span><text:span text:style-name="T14">6</text:span><text:span text:style-name="T4">), y(x);</text:span></text:p>
            <text:p text:style-name="P1"><text:span text:style-name="T4"><text:s text:c="4"/>cout &lt;&lt; "x:\n"; x.print();</text:span></text:p>
            <text:p text:style-name="P1"><text:span text:style-name="T4"><text:s text:c="4"/>cout &lt;&lt; "y:\n"; y.print();</text:span></text:p>
            <text:p text:style-name="P1"><text:span text:style-name="T4"><text:s text:c="4"/>x = y;</text:span></text:p>
            <text:p text:style-name="P1"><text:span text:style-name="T4"><text:s text:c="4"/>cout &lt;&lt; "x:\n"; x.print();</text:span></text:p>
            <text:p text:style-name="P1"><text:span text:style-name="T4"><text:s text:c="4"/>return 0;</text:span></text:p>
            <text:p text:style-name="P1"><text:span text:style-name="T4">}</text:span></text:p>
          </table:table-cell>
          <table:covered-table-cell/>
        </table:table-row>
        <table:table-row table:style-name="Table2.6">
          <table:table-cell table:style-name="Table2.A2" table:number-columns-spanned="2" office:value-type="string">
            <text:p text:style-name="P1"><text:span text:style-name="T17">7</text:span><text:span text:style-name="T3">. Зад. (12 т.)</text:span><text:span text:style-name="T4"> Намерете резултата от изпълнението на програмата. За всеки обект, дефиниран в </text:span><text:span text:style-name="T8">main</text:span><text:span text:style-name="T4">, да се напишат стойностите на член-данните му след инициализация и след промяната на z.</text:span></text:p>
            <text:p text:style-name="P9"/>
            <text:p text:style-name="P3"><text:span text:style-name="T4">#include &lt;iostream&gt;</text:span></text:p>
            <text:p text:style-name="P3"><text:span text:style-name="T4">using namespace std;</text:span></text:p>
            <text:p text:style-name="P9"/>
            <text:p text:style-name="P3"><text:span text:style-name="T4">class Base1</text:span></text:p>
            <text:p text:style-name="P3"><text:span text:style-name="T4">{ public:</text:span></text:p>
            <text:p text:style-name="P3"><text:span text:style-name="T4"><text:s text:c="6"/>Base1(int a = 0, int b = 0)</text:span></text:p>
            <text:p text:style-name="P3"><text:span text:style-name="T4"><text:s text:c="6"/>{ p = a; q = b;</text:span></text:p>
            <text:p text:style-name="P3"><text:span text:style-name="T4"><text:s text:c="8"/>cout &lt;&lt; "Base1: " &lt;&lt; p &lt;&lt; ", " &lt;&lt; q &lt;&lt; endl;</text:span></text:p>
            <text:p text:style-name="P3"><text:span text:style-name="T4"><text:s text:c="6"/>}</text:span></text:p>
            <text:p text:style-name="P3"><text:span text:style-name="T4"><text:s text:c="6"/>~Base1()</text:span></text:p>
            <text:p text:style-name="P3"><text:span text:style-name="T4"><text:s text:c="6"/>{ cout &lt;&lt; "~Base1()\n";</text:span></text:p>
            <text:p text:style-name="P3"><text:span text:style-name="T4"><text:s text:c="6"/>}</text:span></text:p>
            <text:p text:style-name="P3"><text:span text:style-name="T4"><text:s text:c="6"/>Base1(const Base1&amp; r)</text:span></text:p>
            <text:p text:style-name="P3"><text:span text:style-name="T4"><text:s text:c="6"/>{ <text:s/>p = r.p+</text:span><text:span text:style-name="T14">1</text:span><text:span text:style-name="T4">;</text:span></text:p>
            <text:p text:style-name="P3"><text:span text:style-name="T4"><text:s text:c="9"/>q = r.q+</text:span><text:span text:style-name="T14">1</text:span><text:span text:style-name="T4">;</text:span></text:p>
            <text:p text:style-name="P3"><text:span text:style-name="T4"><text:s text:c="10"/>cout &lt;&lt; "Base1.p: " &lt;&lt; p &lt;&lt; endl </text:span></text:p>
            <text:p text:style-name="P3"><text:span text:style-name="T4"><text:s text:c="18"/>&lt;&lt; "Base1.q: " &lt;&lt; q &lt;&lt; endl;</text:span></text:p>
            <text:p text:style-name="P3"><text:span text:style-name="T4"><text:s text:c="6"/>}</text:span></text:p>
            <text:p text:style-name="P3"><text:span text:style-name="T4"><text:s text:c="6"/>Base1&amp; operator=(const Base1&amp; r)</text:span></text:p>
            <text:p text:style-name="P3"><text:span text:style-name="T4"><text:s text:c="6"/>{ if (this!=&amp;r)</text:span></text:p>
            <text:p text:style-name="P3"><text:span text:style-name="T4"><text:s text:c="10"/>{ p = r.p </text:span><text:span text:style-name="T14">- 2</text:span><text:span text:style-name="T4">;</text:span></text:p>
            <text:p text:style-name="P3"><text:span text:style-name="T4"><text:s text:c="13"/>q = r.q </text:span><text:span text:style-name="T14">-</text:span><text:span text:style-name="T4"> </text:span><text:span text:style-name="T14">2</text:span><text:span text:style-name="T4">;</text:span></text:p>
            <text:p text:style-name="P3"><text:span text:style-name="T4"><text:s text:c="13"/>cout &lt;&lt; "Base1.p: " &lt;&lt; p &lt;&lt; endl</text:span></text:p>
            <text:p text:style-name="P3"><text:span text:style-name="T4"><text:s text:c="21"/>&lt;&lt; "Base1.q: " &lt;&lt; q &lt;&lt; endl;</text:span></text:p>
            <text:p text:style-name="P3"><text:span text:style-name="T4"><text:s text:c="11"/>}</text:span></text:p>
            <text:p text:style-name="P3"><text:span text:style-name="T4"><text:s text:c="11"/>return *this;</text:span></text:p>
            <text:p text:style-name="P3"><text:span text:style-name="T4"><text:s text:c="6"/>}</text:span></text:p>
            <text:p text:style-name="P3"><text:span text:style-name="T4"><text:s text:c="3"/>private:</text:span></text:p>
            <text:p text:style-name="P3"><text:span text:style-name="T4"><text:s text:c="6"/>int p, q;</text:span></text:p>
            <text:p text:style-name="P3"><text:span text:style-name="T4">};</text:span></text:p>
            <text:p text:style-name="P3"><text:span text:style-name="T4">class Base2</text:span></text:p>
            <text:p text:style-name="P3"><text:span text:style-name="T4">{ public:</text:span></text:p>
            <text:p text:style-name="P3"><text:span text:style-name="T4"><text:s text:c="7"/>Base2(int a = 1, int b = 1)</text:span></text:p>
            <text:p text:style-name="P3"><text:span text:style-name="T4"><text:s text:c="7"/>{ p = a</text:span><text:span text:style-name="T14">-</text:span><text:span text:style-name="T4">1; q = b</text:span><text:span text:style-name="T14">-</text:span><text:span text:style-name="T4">1;</text:span></text:p>
            <text:p text:style-name="P3"><text:span text:style-name="T4"><text:s text:c="10"/>cout &lt;&lt; "Base2: " &lt;&lt; p &lt;&lt; ", " <text:s/>&lt;&lt; q &lt;&lt; endl;</text:span></text:p>
            <text:p text:style-name="P3"><text:span text:style-name="T4"><text:s text:c="7"/>}</text:span></text:p>
            <text:p text:style-name="P3"><text:span text:style-name="T4"><text:s text:c="7"/>Base2(const Base2&amp; r)</text:span></text:p>
            <text:p text:style-name="P3"><text:span text:style-name="T4"><text:s text:c="7"/>{ p = r.p + </text:span><text:span text:style-name="T14">2</text:span><text:span text:style-name="T4">;</text:span></text:p>
            <text:p text:style-name="P3"><text:span text:style-name="T4"><text:s text:c="9"/>q = r.q + </text:span><text:span text:style-name="T14">2</text:span><text:span text:style-name="T4">; </text:span></text:p>
            <text:p text:style-name="P3"><text:span text:style-name="T4"><text:s text:c="10"/>cout &lt;&lt; "Base2.p: " &lt;&lt; p &lt;&lt; endl </text:span></text:p>
            <text:p text:style-name="P3"><text:span text:style-name="T4"><text:tab/> <text:s/>&lt;&lt; "Base2.q: " &lt;&lt; q &lt;&lt; endl;</text:span></text:p>
            <text:p text:style-name="P3"><text:span text:style-name="T4"><text:s text:c="8"/>}</text:span></text:p>
            <text:p text:style-name="P3"><text:span text:style-name="T4"><text:s text:c="8"/>~Base2()</text:span></text:p>
            <text:p text:style-name="P3"><text:span text:style-name="T4"><text:s text:c="8"/>{ cout &lt;&lt; "~Base2()\n";</text:span></text:p>
            <text:p text:style-name="P3"><text:span text:style-name="T4"><text:s text:c="8"/>}</text:span></text:p>
            <text:p text:style-name="P3"><text:span text:style-name="T4"><text:s text:c="4"/>protected:</text:span></text:p>
            <text:p text:style-name="P3"><text:span text:style-name="T4"><text:s text:c="7"/>int p, q;</text:span></text:p>
            <text:p text:style-name="P3"><text:span text:style-name="T4">};</text:span></text:p>
            <text:p text:style-name="P3"><text:span text:style-name="T4">class Base3</text:span></text:p>
            <text:p text:style-name="P3"><text:span text:style-name="T4">{ public:</text:span></text:p>
            <text:p text:style-name="P3"><text:span text:style-name="T4"><text:s text:c="7"/>Base3(int a = </text:span><text:span text:style-name="T14">1</text:span><text:span text:style-name="T4">, int b = </text:span><text:span text:style-name="T14">1</text:span><text:span text:style-name="T4">)</text:span></text:p>
            <text:p text:style-name="P3"><text:span text:style-name="T4"><text:s text:c="7"/>{ p = b; q = a+</text:span><text:span text:style-name="T14">1</text:span><text:span text:style-name="T4">;</text:span></text:p>
            <text:p text:style-name="P3"><text:span text:style-name="T4"><text:s text:c="10"/>cout &lt;&lt; "Base3: " &lt;&lt; p &lt;&lt; ", " <text:s/>&lt;&lt; q &lt;&lt; endl;</text:span></text:p>
            <text:p text:style-name="P3"><text:span text:style-name="T4"><text:s text:c="7"/>}</text:span></text:p>
            <text:p text:style-name="P3"><text:span text:style-name="T4"><text:s text:c="7"/>Base3(const Base3&amp; r)</text:span></text:p>
            <text:p text:style-name="P3"><text:span text:style-name="T4"><text:s text:c="7"/>{ p = r.p + </text:span><text:span text:style-name="T14">1</text:span><text:span text:style-name="T4">;</text:span></text:p>
            <text:p text:style-name="P3"><text:span text:style-name="T4"><text:s text:c="9"/>q = r.q + </text:span><text:span text:style-name="T14">3</text:span><text:span text:style-name="T4">; </text:span></text:p>
            <text:p text:style-name="P3"><text:span text:style-name="T4"><text:s text:c="9"/>cout &lt;&lt; "Base3.p: " &lt;&lt; p &lt;&lt; endl </text:span></text:p>
            <text:p text:style-name="P3"><text:span text:style-name="T4"><text:tab/> &lt;&lt; "Base3.q: " &lt;&lt; q &lt;&lt; endl;</text:span></text:p>
            <text:p text:style-name="P3"><text:span text:style-name="T4"><text:s text:c="8"/>}</text:span></text:p>
            <text:p text:style-name="P3"><text:span text:style-name="T4"><text:s text:c="8"/>~Base3()</text:span></text:p>
            <text:p text:style-name="P3"><text:span text:style-name="T4"><text:s text:c="8"/>{ cout &lt;&lt; "~Base3()\n";</text:span></text:p>
            <text:p text:style-name="P3"><text:span text:style-name="T4"><text:s text:c="8"/>}</text:span></text:p>
            <text:p text:style-name="P3"><text:span text:style-name="T4"><text:s text:c="4"/>protected:</text:span></text:p>
            <text:p text:style-name="P3"><text:span text:style-name="T4"><text:s text:c="7"/>int p, q;</text:span></text:p>
            <text:p text:style-name="P3"><text:span text:style-name="T4">};</text:span></text:p>
            <text:p text:style-name="P9"/>
          </table:table-cell>
          <table:covered-table-cell/>
          <table:table-cell table:style-name="Table2.C2" office:value-type="string">
            <text:p text:style-name="P3"><text:span text:style-name="T4">class Der : protected Base3, public Base2, Base1 </text:span></text:p>
            <text:p text:style-name="P3"><text:span text:style-name="T4">{ public:</text:span></text:p>
            <text:p text:style-name="P3"><text:span text:style-name="T4"><text:s text:c="7"/>Der(int a=0, int b=1, int c=0) : Base1(a, c), Base2(b, a</text:span><text:span text:style-name="T14">-</text:span><text:span text:style-name="T4">2), n(</text:span><text:span text:style-name="T14">1</text:span><text:span text:style-name="T4">, </text:span><text:span text:style-name="T14">3</text:span><text:span text:style-name="T4">)</text:span></text:p>
            <text:p text:style-name="P3"><text:span text:style-name="T4"><text:s text:c="7"/>{ p = c; q = a-b</text:span><text:span text:style-name="T14">+1</text:span><text:span text:style-name="T4">;</text:span></text:p>
            <text:p text:style-name="P3"><text:span text:style-name="T4"><text:s text:c="10"/>m = Base1(</text:span><text:span text:style-name="T14">4</text:span><text:span text:style-name="T4">, </text:span><text:span text:style-name="T14">3</text:span><text:span text:style-name="T4">);</text:span></text:p>
            <text:p text:style-name="P3"><text:span text:style-name="T4"><text:s text:c="10"/>s = Base2(</text:span><text:span text:style-name="T14">2</text:span><text:span text:style-name="T4">, </text:span><text:span text:style-name="T14">1</text:span><text:span text:style-name="T4">);</text:span></text:p>
            <text:p text:style-name="P3"><text:span text:style-name="T4"><text:s text:c="10"/>cout &lt;&lt; "Der: " &lt;&lt; p &lt;&lt; ", " &lt;&lt; q &lt;&lt; endl;</text:span></text:p>
            <text:p text:style-name="P3"><text:span text:style-name="T4"><text:s text:c="7"/>}</text:span></text:p>
            <text:p text:style-name="P3"><text:span text:style-name="T4"><text:s text:c="7"/>Der(const Der&amp; r) : Base3(r)</text:span></text:p>
            <text:p text:style-name="P3"><text:span text:style-name="T4"><text:s text:c="7"/>{ cout &lt;&lt; "Der::Der(const Der&amp; r)\n";</text:span></text:p>
            <text:p text:style-name="P3"><text:span text:style-name="T4"><text:s text:c="10"/>p = r.p + </text:span><text:span text:style-name="T14">2</text:span><text:span text:style-name="T4">;</text:span></text:p>
            <text:p text:style-name="P3"><text:span text:style-name="T4"><text:s text:c="10"/>q = r.q + </text:span><text:span text:style-name="T14">3</text:span><text:span text:style-name="T4">;</text:span></text:p>
            <text:p text:style-name="P3"><text:span text:style-name="T4"><text:s text:c="10"/>cout <text:s/>&lt;&lt; "Der.p: " &lt;&lt; p &lt;&lt; endl</text:span></text:p>
            <text:p text:style-name="P3"><text:span text:style-name="T4"><text:s text:c="19"/>&lt;&lt; "Der.q: " &lt;&lt; q &lt;&lt; endl;</text:span></text:p>
            <text:p text:style-name="P3"><text:span text:style-name="T4"><text:s text:c="8"/>}</text:span></text:p>
            <text:p text:style-name="P3"><text:span text:style-name="T4"><text:s text:c="8"/>Der&amp; operator=(const Der&amp; r)</text:span></text:p>
            <text:p text:style-name="P3"><text:span text:style-name="T4"><text:s text:c="8"/>{ cout &lt;&lt; "Der::operator=()\n";</text:span></text:p>
            <text:p text:style-name="P3"><text:span text:style-name="T4"><text:s text:c="11"/>if (this!=&amp;r)</text:span></text:p>
            <text:p text:style-name="P3"><text:span text:style-name="T4"><text:s text:c="13"/>{ Base1::operator=(r);</text:span></text:p>
            <text:p text:style-name="P3"><text:span text:style-name="T4"><text:s text:c="16"/>Base2::p = r.p + 2;</text:span></text:p>
            <text:p text:style-name="P3"><text:span text:style-name="T4"><text:s text:c="16"/>Base2::q = r.q </text:span><text:span text:style-name="T14">-</text:span><text:span text:style-name="T4"> 1;</text:span></text:p>
            <text:p text:style-name="P3"><text:span text:style-name="T4"><text:s text:c="16"/>Base3::p = r.p </text:span><text:span text:style-name="T14">-</text:span><text:span text:style-name="T4"> 1;</text:span></text:p>
            <text:p text:style-name="P3"><text:span text:style-name="T4"><text:s text:c="16"/>Base3::q = r.q + 2;</text:span></text:p>
            <text:p text:style-name="P3"><text:span text:style-name="T4"><text:s text:c="16"/>p = r.p; q = r.q;</text:span></text:p>
            <text:p text:style-name="P3"><text:span text:style-name="T4"><text:s text:c="16"/>m = r.m;</text:span></text:p>
            <text:p text:style-name="P3"><text:span text:style-name="T4"><text:s text:c="16"/>n = r.n;</text:span></text:p>
            <text:p text:style-name="P3"><text:span text:style-name="T4"><text:s text:c="16"/>s = r.s;</text:span></text:p>
            <text:p text:style-name="P3"><text:span text:style-name="T4"><text:s text:c="13"/>}</text:span></text:p>
            <text:p text:style-name="P3"><text:span text:style-name="T4"><text:s text:c="13"/>return *this;</text:span></text:p>
            <text:p text:style-name="P3"><text:span text:style-name="T4"><text:s text:c="9"/>}</text:span></text:p>
            <text:p text:style-name="P3"><text:span text:style-name="T4"><text:s text:c="9"/>~Der()</text:span></text:p>
            <text:p text:style-name="P3"><text:span text:style-name="T4"><text:s text:c="9"/>{ cout &lt;&lt; "~Der()\n";</text:span></text:p>
            <text:p text:style-name="P3"><text:span text:style-name="T4"><text:s text:c="9"/>}</text:span></text:p>
            <text:p text:style-name="P3"><text:span text:style-name="T4"><text:s text:c="5"/>private:</text:span></text:p>
            <text:p text:style-name="P3"><text:span text:style-name="T4"><text:s text:c="9"/>int p, q;</text:span></text:p>
            <text:p text:style-name="P3"><text:span text:style-name="T4"><text:s text:c="9"/>Base1 m;</text:span></text:p>
            <text:p text:style-name="P3"><text:span text:style-name="T4"><text:s text:c="9"/>Base2 s;</text:span></text:p>
            <text:p text:style-name="P3"><text:span text:style-name="T4"><text:s text:c="9"/>Base3 n;<text:tab/><text:tab/> </text:span></text:p>
            <text:p text:style-name="P3"><text:span text:style-name="T4">};</text:span></text:p>
            <text:p text:style-name="P9"/>
            <text:p text:style-name="P3"><text:span text:style-name="T4">int main()</text:span></text:p>
            <text:p text:style-name="P3"><text:span text:style-name="T4">{ Der x(2, </text:span><text:span text:style-name="T14">1</text:span><text:span text:style-name="T4">, </text:span><text:span text:style-name="T14">0</text:span><text:span text:style-name="T4">), y(1, </text:span><text:span text:style-name="T14">3</text:span><text:span text:style-name="T4">);</text:span></text:p>
            <text:p text:style-name="P3"><text:span text:style-name="T4"><text:s text:c="3"/>Der z = x;</text:span></text:p>
            <text:p text:style-name="P3"><text:span text:style-name="T4"><text:s text:c="3"/>z = y;</text:span></text:p>
            <text:p text:style-name="P3"><text:span text:style-name="T4"><text:s text:c="3"/>return 0;</text:span></text:p>
            <text:p text:style-name="P3"><text:span text:style-name="T4">}</text:span></text:p>
            <text:p text:style-name="P9"/>
          </table:table-cell>
        </table:table-row>
        <table:table-row table:style-name="Table2.7">
          <table:table-cell table:style-name="Table2.A2" table:number-columns-spanned="2" office:value-type="string">
            <text:p text:style-name="P2"><text:span text:style-name="T3"><text:s/></text:span><text:span text:style-name="T17">8</text:span><text:span text:style-name="T3">.зад. (12 т.)</text:span><text:span text:style-name="T9"> </text:span><text:span text:style-name="T4">За програмата по-долу:</text:span></text:p>
            <text:p text:style-name="P2"><text:span text:style-name="T4">а) Намерете и обяснете грешките в </text:span><text:span text:style-name="T8">main</text:span><text:span text:style-name="T4">.</text:span></text:p>
            <text:p text:style-name="P2"><text:span text:style-name="T4">б) Кои връзки в нея се разрешават статично и кои динамично?</text:span></text:p>
            <text:p text:style-name="P2"><text:span text:style-name="T4">в) Намерете резултата от изпълнението на програмата след отстраняване на неправилните обръщения към виртуалните функции?</text:span></text:p>
            <text:p text:style-name="P8"/>
            <text:p text:style-name="P1"><text:span text:style-name="T4">#include &lt;iostream&gt;</text:span></text:p>
            <text:p text:style-name="P1"><text:span text:style-name="T4">using namespace std;</text:span></text:p>
            <text:p text:style-name="P1"><text:span text:style-name="T4">class base</text:span></text:p>
            <text:p text:style-name="P1"><text:span text:style-name="T4">{ virtual void f3() const</text:span></text:p>
            <text:p text:style-name="P1"><text:span text:style-name="T4"><text:s text:c="7"/>{ cout &lt;&lt; "base::f3() \n";</text:span></text:p>
            <text:p text:style-name="P1"><text:span text:style-name="T4"><text:s text:c="7"/>}</text:span></text:p>
            <text:p text:style-name="P1"><text:span text:style-name="T4"><text:s text:c="3"/>public: </text:span></text:p>
            <text:p text:style-name="P1"><text:span text:style-name="T4"><text:s text:c="7"/>base()</text:span></text:p>
            <text:p text:style-name="P1"><text:span text:style-name="T4"><text:s text:c="6"/>{ cout &lt;&lt; "base()\n";</text:span></text:p>
            <text:p text:style-name="P1"><text:span text:style-name="T4"><text:s text:c="9"/>f</text:span><text:span text:style-name="T14">1</text:span><text:span text:style-name="T4">();</text:span></text:p>
            <text:p text:style-name="P1"><text:span text:style-name="T4"><text:s text:c="9"/>f3();</text:span></text:p>
            <text:p text:style-name="P1"><text:span text:style-name="T4"><text:s text:c="7"/>}</text:span></text:p>
            <text:p text:style-name="P1"><text:span text:style-name="T4"><text:s text:c="7"/>~base()</text:span></text:p>
            <text:p text:style-name="P1"><text:span text:style-name="T4"><text:s text:c="7"/>{ cout &lt;&lt; "~base()\n";</text:span></text:p>
            <text:p text:style-name="P1"><text:span text:style-name="T4"><text:s text:c="10"/>f1();</text:span></text:p>
            <text:p text:style-name="P1"><text:span text:style-name="T4"><text:s text:c="10"/>f</text:span><text:span text:style-name="T14">3</text:span><text:span text:style-name="T4">();</text:span></text:p>
            <text:p text:style-name="P1"><text:span text:style-name="T4"><text:s text:c="8"/>}</text:span></text:p>
            <text:p text:style-name="P1"><text:span text:style-name="T4"><text:s text:c="8"/>void f() const</text:span></text:p>
            <text:p text:style-name="P1"><text:span text:style-name="T4"><text:s text:c="8"/>{ cout &lt;&lt; "f()\n";</text:span></text:p>
            <text:p text:style-name="P1"><text:span text:style-name="T4"><text:s text:c="11"/>base::f1();</text:span></text:p>
            <text:p text:style-name="P1"><text:span text:style-name="T4"><text:s text:c="11"/>f2();</text:span></text:p>
            <text:p text:style-name="P1"><text:span text:style-name="T4"><text:s text:c="11"/>f3();</text:span></text:p>
            <text:p text:style-name="P1"><text:span text:style-name="T4"><text:s text:c="8"/>} </text:span></text:p>
            <text:p text:style-name="P1"><text:span text:style-name="T14"><text:s text:c="2"/></text:span><text:span text:style-name="T4"><text:s text:c="6"/>virtual void f2() const </text:span></text:p>
            <text:p text:style-name="P1"><text:span text:style-name="T4"><text:s text:c="8"/>{ cout &lt;&lt; "base::f2()\n";</text:span></text:p>
            <text:p text:style-name="P1"><text:span text:style-name="T4"><text:s text:c="8"/>}</text:span></text:p>
            <text:p text:style-name="P1"><text:span text:style-name="T14"><text:s text:c="4"/>protected:</text:span></text:p>
            <text:p text:style-name="P1"><text:span text:style-name="T14"><text:s text:c="8"/>virtual void f1() const</text:span></text:p>
            <text:p text:style-name="P1"><text:span text:style-name="T14"><text:s text:c="8"/>{ cout &lt;&lt; "base::f1()\n";</text:span></text:p>
            <text:p text:style-name="P1"><text:span text:style-name="T14"><text:s text:c="8"/>} </text:span></text:p>
            <text:p text:style-name="P1"><text:span text:style-name="T4">};</text:span></text:p>
            <text:p text:style-name="P1"><text:span text:style-name="T4">class der1 : public base</text:span></text:p>
            <text:p text:style-name="P1"><text:span text:style-name="T4">{ protected:</text:span></text:p>
            <text:p text:style-name="P1"><text:span text:style-name="T4"><text:s text:c="8"/>void f2() const </text:span></text:p>
            <text:p text:style-name="P1"><text:span text:style-name="T4"><text:s text:c="8"/>{ cout &lt;&lt; "der1::f2()\n";</text:span></text:p>
            <text:p text:style-name="P1"><text:span text:style-name="T4"><text:s text:c="8"/>} <text:s/></text:span></text:p>
            <text:p text:style-name="P1"><text:span text:style-name="T4"><text:s text:c="3"/>public:</text:span></text:p>
            <text:p text:style-name="P1"><text:span text:style-name="T4"><text:s text:c="8"/>der1()</text:span></text:p>
            <text:p text:style-name="P1"><text:span text:style-name="T4"><text:s text:c="8"/>{ cout &lt;&lt; "der1()\n";</text:span></text:p>
            <text:p text:style-name="P1"><text:span text:style-name="T4"><text:s text:c="11"/>base::f1();</text:span></text:p>
            <text:p text:style-name="P1"><text:span text:style-name="T4"><text:s text:c="11"/>f</text:span><text:span text:style-name="T14">2</text:span><text:span text:style-name="T4">();</text:span></text:p>
            <text:p text:style-name="P1"><text:span text:style-name="T4"><text:s text:c="8"/>}</text:span></text:p>
            <text:p text:style-name="P1"><text:span text:style-name="T4"><text:s text:c="8"/>void f1() const </text:span></text:p>
            <text:p text:style-name="P1"><text:span text:style-name="T4"><text:s text:c="8"/>{ cout &lt;&lt; "der1::f1()\n";</text:span></text:p>
            <text:p text:style-name="P1"><text:span text:style-name="T4"><text:s text:c="8"/>} </text:span></text:p>
          </table:table-cell>
          <table:covered-table-cell/>
          <table:table-cell table:style-name="Table2.C2" office:value-type="string">
            <text:p text:style-name="P1"><text:span text:style-name="T4"><text:s text:c="3"/>private:</text:span></text:p>
            <text:p text:style-name="P1"><text:span text:style-name="T4"><text:s text:c="8"/>void f3() const </text:span></text:p>
            <text:p text:style-name="P1"><text:span text:style-name="T4"><text:s text:c="8"/>{ cout &lt;&lt; "der1::f3()\n";</text:span></text:p>
            <text:p text:style-name="P1"><text:span text:style-name="T4"><text:s text:c="8"/>}</text:span></text:p>
            <text:p text:style-name="P1"><text:span text:style-name="T4"><text:s/>};</text:span></text:p>
            <text:p text:style-name="P1"><text:span text:style-name="T4">class der2 : public der1</text:span></text:p>
            <text:p text:style-name="P1"><text:span text:style-name="T4">{ </text:span><text:span text:style-name="T14">private</text:span><text:span text:style-name="T4">:</text:span></text:p>
            <text:p text:style-name="P1"><text:span text:style-name="T4"><text:s text:c="7"/>void f1() const </text:span></text:p>
            <text:p text:style-name="P1"><text:span text:style-name="T4"><text:s text:c="7"/>{ cout &lt;&lt; "der2::f1()\n";</text:span></text:p>
            <text:p text:style-name="P1"><text:span text:style-name="T4"><text:s text:c="7"/>} <text:s/></text:span></text:p>
            <text:p text:style-name="P1"><text:span text:style-name="T4"><text:s text:c="3"/></text:span><text:span text:style-name="T14">protected</text:span><text:span text:style-name="T4">: </text:span></text:p>
            <text:p text:style-name="P1"><text:span text:style-name="T4"><text:s text:c="7"/>void f3() const</text:span></text:p>
            <text:p text:style-name="P1"><text:span text:style-name="T4"><text:s text:c="7"/>{ cout &lt;&lt; "der2::f3()\n";</text:span></text:p>
            <text:p text:style-name="P1"><text:span text:style-name="T4"><text:s text:c="7"/>} </text:span></text:p>
            <text:p text:style-name="P1"><text:span text:style-name="T4"><text:s text:c="3"/></text:span><text:span text:style-name="T14">public</text:span><text:span text:style-name="T4">:</text:span></text:p>
            <text:p text:style-name="P1"><text:span text:style-name="T4"><text:s text:c="7"/>void f2() const </text:span></text:p>
            <text:p text:style-name="P1"><text:span text:style-name="T4"><text:s text:c="7"/>{ cout &lt;&lt; "der2::f2()\n";</text:span></text:p>
            <text:p text:style-name="P1"><text:span text:style-name="T4"><text:s text:c="7"/>}</text:span></text:p>
            <text:p text:style-name="P1"><text:span text:style-name="T4">};</text:span><text:span text:style-name="T9"> </text:span></text:p>
            <text:p text:style-name="P1"><text:span text:style-name="T4">int main()</text:span></text:p>
            <text:p text:style-name="P1"><text:span text:style-name="T4">{ base b;</text:span></text:p>
            <text:p text:style-name="P1"><text:span text:style-name="T4"><text:s text:c="3"/>der1 d1;</text:span></text:p>
            <text:p text:style-name="P1"><text:span text:style-name="T4"><text:s text:c="3"/>der2 d2;</text:span></text:p>
            <text:p text:style-name="P1"><text:span text:style-name="T4"><text:s text:c="3"/>base *p = &amp;d1;</text:span></text:p>
            <text:p text:style-name="P1"><text:span text:style-name="T4"><text:s text:c="3"/>der1 *q = &amp;d2;</text:span></text:p>
            <text:p text:style-name="P1"><text:span text:style-name="T4"><text:s text:c="3"/>p-&gt;f1();</text:span></text:p>
            <text:p text:style-name="P1"><text:span text:style-name="T4"><text:s text:c="3"/>p-&gt;f2();</text:span></text:p>
            <text:p text:style-name="P1"><text:span text:style-name="T4"><text:s text:c="3"/>p-&gt;f3();</text:span></text:p>
            <text:p text:style-name="P1"><text:span text:style-name="T4"><text:s text:c="3"/>q-&gt;f1();</text:span></text:p>
            <text:p text:style-name="P1"><text:span text:style-name="T4"><text:s text:c="3"/>q-&gt;f2();</text:span></text:p>
            <text:p text:style-name="P1"><text:span text:style-name="T4"><text:s text:c="3"/>q-&gt;f3();</text:span></text:p>
            <text:p text:style-name="P1"><text:span text:style-name="T4"><text:s text:c="3"/>p = &amp;d2;</text:span></text:p>
            <text:p text:style-name="P1"><text:span text:style-name="T4"><text:s text:c="3"/>p-&gt;f1();</text:span></text:p>
            <text:p text:style-name="P1"><text:span text:style-name="T4"><text:s text:c="3"/>p-&gt;f2();</text:span></text:p>
            <text:p text:style-name="P1"><text:span text:style-name="T4"><text:s text:c="3"/>p-&gt;f3();</text:span></text:p>
            <text:p text:style-name="P1"><text:span text:style-name="T4"><text:s text:c="3"/>der1 *r = new der2;</text:span></text:p>
            <text:p text:style-name="P1"><text:span text:style-name="T4"><text:s text:c="3"/>r-&gt;f1();</text:span></text:p>
            <text:p text:style-name="P1"><text:span text:style-name="T4"><text:s text:c="3"/>r-&gt;f2();</text:span></text:p>
            <text:p text:style-name="P1"><text:span text:style-name="T4"><text:s text:c="3"/>r-&gt;f3();</text:span></text:p>
            <text:p text:style-name="P1"><text:span text:style-name="T4"><text:s text:c="3"/>p-&gt;f();</text:span></text:p>
            <text:p text:style-name="P1"><text:span text:style-name="T4"><text:s text:c="3"/>q-&gt;f();</text:span></text:p>
            <text:p text:style-name="P1"><text:span text:style-name="T4"><text:s text:c="3"/>r-&gt;f();</text:span></text:p>
            <text:p text:style-name="P1"><text:span text:style-name="T4"><text:s text:c="3"/>delete r;</text:span></text:p>
            <text:p text:style-name="P1"><text:span text:style-name="T4"><text:s text:c="3"/>return 0;</text:span></text:p>
            <text:p text:style-name="P1"><text:span text:style-name="T4">}</text:span></text:p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bg" fo:country="BG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bg" fo:country="BG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39in" loext:contextual-spacing="false" fo:line-height="115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8.2681in" fo:page-height="11.6929in" style:num-format="1" style:print-orientation="portrait" fo:margin-top="0in" fo:margin-bottom="0.1972in" fo:margin-left="0.472in" fo:margin-right="0.472in" style:writing-mode="lr-tb" style:layout-grid-color="#c0c0c0" style:layout-grid-lines="28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72in" fo:margin-left="0in" fo:margin-right="0in" fo:margin-bottom="0.1575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2" meta:paragraph-count="717" meta:word-count="2877" meta:character-count="18565" meta:non-whitespace-character-count="11837"/>
    <meta:generator>LibreOfficeDev/6.0.5.2$Linux_X86_64 LibreOffice_project/</meta:generator>
  </office:meta>
</office:document-meta>
</file>